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0c0c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6371" calcext:value-type="float">
            <text:p>6371</text:p>
          </table:table-cell>
          <table:table-cell table:formula="of:=2891-[.C1]"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table:formula="of:=2891-[.C2]" office:value-type="float" office:value="2890" calcext:value-type="float">
            <text:p>2890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table:formula="of:=2891-[.C3]" office:value-type="float" office:value="2889" calcext:value-type="float">
            <text:p>2889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table:formula="of:=2891-[.C4]" office:value-type="float" office:value="2888" calcext:value-type="float">
            <text:p>2888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table:formula="of:=2891-[.C5]" office:value-type="float" office:value="2888" calcext:value-type="float">
            <text:p>2888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table:formula="of:=2891-[.C6]" office:value-type="float" office:value="2887" calcext:value-type="float">
            <text:p>288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table:formula="of:=2891-[.C7]" office:value-type="float" office:value="2886" calcext:value-type="float">
            <text:p>2886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table:formula="of:=2891-[.C8]" office:value-type="float" office:value="2885" calcext:value-type="float">
            <text:p>2885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2891-[.C9]" office:value-type="float" office:value="2884" calcext:value-type="float">
            <text:p>2884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table:formula="of:=2891-[.C10]" office:value-type="float" office:value="2883" calcext:value-type="float">
            <text:p>2883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table:formula="of:=2891-[.C11]" office:value-type="float" office:value="2882" calcext:value-type="float">
            <text:p>2882</text:p>
          </table:table-cell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table:formula="of:=2891-[.C12]" office:value-type="float" office:value="2881" calcext:value-type="float">
            <text:p>2881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table:formula="of:=2891-[.C13]"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2891-[.C14]" office:value-type="float" office:value="2879" calcext:value-type="float">
            <text:p>2879</text:p>
          </table:table-cell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table:formula="of:=2891-[.C15]" office:value-type="float" office:value="2878" calcext:value-type="float">
            <text:p>2878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table:formula="of:=2891-[.C16]" office:value-type="float" office:value="2877" calcext:value-type="float">
            <text:p>2877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table:formula="of:=2891-[.C17]" office:value-type="float" office:value="2876" calcext:value-type="float">
            <text:p>2876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table:formula="of:=2891-[.C18]" office:value-type="float" office:value="2876" calcext:value-type="float">
            <text:p>2876</text:p>
          </table:table-cell>
          <table:table-cell office:value-type="float" office:value="15" calcext:value-type="float">
            <text:p>15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table:formula="of:=2891-[.C19]" office:value-type="float" office:value="2875" calcext:value-type="float">
            <text:p>2875</text:p>
          </table:table-cell>
          <table:table-cell office:value-type="float" office:value="16" calcext:value-type="float">
            <text:p>16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table:formula="of:=2891-[.C20]" office:value-type="float" office:value="2874" calcext:value-type="float">
            <text:p>2874</text:p>
          </table:table-cell>
          <table:table-cell office:value-type="float" office:value="17" calcext:value-type="float">
            <text:p>1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table:formula="of:=2891-[.C21]" office:value-type="float" office:value="2873" calcext:value-type="float">
            <text:p>2873</text:p>
          </table:table-cell>
          <table:table-cell office:value-type="float" office:value="18" calcext:value-type="float">
            <text:p>18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2891-[.C22]" office:value-type="float" office:value="2872" calcext:value-type="float">
            <text:p>2872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table:formula="of:=2891-[.C23]" office:value-type="float" office:value="2871" calcext:value-type="float">
            <text:p>2871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table:formula="of:=2891-[.C24]" office:value-type="float" office:value="2870" calcext:value-type="float">
            <text:p>2870</text:p>
          </table:table-cell>
          <table:table-cell office:value-type="float" office:value="21" calcext:value-type="float">
            <text:p>21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2891-[.C25]" office:value-type="float" office:value="2869" calcext:value-type="float">
            <text:p>2869</text:p>
          </table:table-cell>
          <table:table-cell office:value-type="float" office:value="22" calcext:value-type="float">
            <text:p>22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table:formula="of:=2891-[.C26]" office:value-type="float" office:value="2868" calcext:value-type="float">
            <text:p>2868</text:p>
          </table:table-cell>
          <table:table-cell office:value-type="float" office:value="23" calcext:value-type="float">
            <text:p>23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6.6" calcext:value-type="float">
            <text:p>6346.6</text:p>
          </table:table-cell>
          <table:table-cell table:formula="of:=2891-[.C27]" office:value-type="float" office:value="2866.6" calcext:value-type="float">
            <text:p>2866.6</text:p>
          </table:table-cell>
          <table:table-cell office:value-type="float" office:value="24.4" calcext:value-type="float">
            <text:p>24.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6.6" calcext:value-type="float">
            <text:p>6346.6</text:p>
          </table:table-cell>
          <table:table-cell table:formula="of:=2891-[.C28]" office:value-type="float" office:value="2866.6" calcext:value-type="float">
            <text:p>2866.6</text:p>
          </table:table-cell>
          <table:table-cell office:value-type="float" office:value="24.4" calcext:value-type="float">
            <text:p>24.4</text:p>
          </table:table-cell>
          <table:table-cell office:value-type="float" office:value="3.38075" calcext:value-type="float">
            <text:p>3.38075</text:p>
          </table:table-cell>
          <table:table-cell office:value-type="float" office:value="8.02206" calcext:value-type="float">
            <text:p>8.02206</text:p>
          </table:table-cell>
          <table:table-cell office:value-type="float" office:value="8.19032" calcext:value-type="float">
            <text:p>8.19032</text:p>
          </table:table-cell>
          <table:table-cell office:value-type="float" office:value="4.39602" calcext:value-type="float">
            <text:p>4.39602</text:p>
          </table:table-cell>
          <table:table-cell office:value-type="float" office:value="4.6118" calcext:value-type="float">
            <text:p>4.6118</text:p>
          </table:table-cell>
          <table:table-cell office:value-type="float" office:value="0.90039" calcext:value-type="float">
            <text:p>0.90039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table:formula="of:=2891-[.C29]" office:value-type="float" office:value="2866" calcext:value-type="float">
            <text:p>2866</text:p>
          </table:table-cell>
          <table:table-cell office:value-type="float" office:value="25" calcext:value-type="float">
            <text:p>25</text:p>
          </table:table-cell>
          <table:table-cell office:value-type="float" office:value="3.38068" calcext:value-type="float">
            <text:p>3.38068</text:p>
          </table:table-cell>
          <table:table-cell office:value-type="float" office:value="8.02138" calcext:value-type="float">
            <text:p>8.02138</text:p>
          </table:table-cell>
          <table:table-cell office:value-type="float" office:value="8.18988" calcext:value-type="float">
            <text:p>8.18988</text:p>
          </table:table-cell>
          <table:table-cell office:value-type="float" office:value="4.39616" calcext:value-type="float">
            <text:p>4.39616</text:p>
          </table:table-cell>
          <table:table-cell office:value-type="float" office:value="4.61126" calcext:value-type="float">
            <text:p>4.61126</text:p>
          </table:table-cell>
          <table:table-cell office:value-type="float" office:value="0.90062" calcext:value-type="float">
            <text:p>0.90062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table:formula="of:=2891-[.C30]" office:value-type="float" office:value="2865" calcext:value-type="float">
            <text:p>2865</text:p>
          </table:table-cell>
          <table:table-cell office:value-type="float" office:value="26" calcext:value-type="float">
            <text:p>26</text:p>
          </table:table-cell>
          <table:table-cell office:value-type="float" office:value="3.38057" calcext:value-type="float">
            <text:p>3.38057</text:p>
          </table:table-cell>
          <table:table-cell office:value-type="float" office:value="8.02024" calcext:value-type="float">
            <text:p>8.02024</text:p>
          </table:table-cell>
          <table:table-cell office:value-type="float" office:value="8.18916" calcext:value-type="float">
            <text:p>8.18916</text:p>
          </table:table-cell>
          <table:table-cell office:value-type="float" office:value="4.39639" calcext:value-type="float">
            <text:p>4.39639</text:p>
          </table:table-cell>
          <table:table-cell office:value-type="float" office:value="4.61037" calcext:value-type="float">
            <text:p>4.61037</text:p>
          </table:table-cell>
          <table:table-cell office:value-type="float" office:value="0.90101" calcext:value-type="float">
            <text:p>0.9010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table:formula="of:=2891-[.C31]" office:value-type="float" office:value="2864" calcext:value-type="float">
            <text:p>2864</text:p>
          </table:table-cell>
          <table:table-cell office:value-type="float" office:value="27" calcext:value-type="float">
            <text:p>27</text:p>
          </table:table-cell>
          <table:table-cell office:value-type="float" office:value="3.38047" calcext:value-type="float">
            <text:p>3.38047</text:p>
          </table:table-cell>
          <table:table-cell office:value-type="float" office:value="8.01911" calcext:value-type="float">
            <text:p>8.01911</text:p>
          </table:table-cell>
          <table:table-cell office:value-type="float" office:value="8.18843" calcext:value-type="float">
            <text:p>8.18843</text:p>
          </table:table-cell>
          <table:table-cell office:value-type="float" office:value="4.39662" calcext:value-type="float">
            <text:p>4.39662</text:p>
          </table:table-cell>
          <table:table-cell office:value-type="float" office:value="4.60947" calcext:value-type="float">
            <text:p>4.60947</text:p>
          </table:table-cell>
          <table:table-cell office:value-type="float" office:value="0.9014" calcext:value-type="float">
            <text:p>0.9014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table:formula="of:=2891-[.C32]" office:value-type="float" office:value="2863" calcext:value-type="float">
            <text:p>2863</text:p>
          </table:table-cell>
          <table:table-cell office:value-type="float" office:value="28" calcext:value-type="float">
            <text:p>28</text:p>
          </table:table-cell>
          <table:table-cell office:value-type="float" office:value="3.38036" calcext:value-type="float">
            <text:p>3.38036</text:p>
          </table:table-cell>
          <table:table-cell office:value-type="float" office:value="8.01798" calcext:value-type="float">
            <text:p>8.01798</text:p>
          </table:table-cell>
          <table:table-cell office:value-type="float" office:value="8.18771" calcext:value-type="float">
            <text:p>8.18771</text:p>
          </table:table-cell>
          <table:table-cell office:value-type="float" office:value="4.39685" calcext:value-type="float">
            <text:p>4.39685</text:p>
          </table:table-cell>
          <table:table-cell office:value-type="float" office:value="4.60857" calcext:value-type="float">
            <text:p>4.60857</text:p>
          </table:table-cell>
          <table:table-cell office:value-type="float" office:value="0.90179" calcext:value-type="float">
            <text:p>0.90179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table:formula="of:=2891-[.C33]" office:value-type="float" office:value="2862" calcext:value-type="float">
            <text:p>2862</text:p>
          </table:table-cell>
          <table:table-cell office:value-type="float" office:value="29" calcext:value-type="float">
            <text:p>29</text:p>
          </table:table-cell>
          <table:table-cell office:value-type="float" office:value="3.38025" calcext:value-type="float">
            <text:p>3.38025</text:p>
          </table:table-cell>
          <table:table-cell office:value-type="float" office:value="8.01684" calcext:value-type="float">
            <text:p>8.01684</text:p>
          </table:table-cell>
          <table:table-cell office:value-type="float" office:value="8.18698" calcext:value-type="float">
            <text:p>8.18698</text:p>
          </table:table-cell>
          <table:table-cell office:value-type="float" office:value="4.39708" calcext:value-type="float">
            <text:p>4.39708</text:p>
          </table:table-cell>
          <table:table-cell office:value-type="float" office:value="4.60767" calcext:value-type="float">
            <text:p>4.60767</text:p>
          </table:table-cell>
          <table:table-cell office:value-type="float" office:value="0.90218" calcext:value-type="float">
            <text:p>0.90218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2891-[.C34]" office:value-type="float" office:value="2861" calcext:value-type="float">
            <text:p>2861</text:p>
          </table:table-cell>
          <table:table-cell office:value-type="float" office:value="30" calcext:value-type="float">
            <text:p>30</text:p>
          </table:table-cell>
          <table:table-cell office:value-type="float" office:value="3.38014" calcext:value-type="float">
            <text:p>3.38014</text:p>
          </table:table-cell>
          <table:table-cell office:value-type="float" office:value="8.01571" calcext:value-type="float">
            <text:p>8.01571</text:p>
          </table:table-cell>
          <table:table-cell office:value-type="float" office:value="8.18626" calcext:value-type="float">
            <text:p>8.18626</text:p>
          </table:table-cell>
          <table:table-cell office:value-type="float" office:value="4.39731" calcext:value-type="float">
            <text:p>4.39731</text:p>
          </table:table-cell>
          <table:table-cell office:value-type="float" office:value="4.60678" calcext:value-type="float">
            <text:p>4.60678</text:p>
          </table:table-cell>
          <table:table-cell office:value-type="float" office:value="0.90257" calcext:value-type="float">
            <text:p>0.90257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table:formula="of:=2891-[.C35]" office:value-type="float" office:value="2860" calcext:value-type="float">
            <text:p>2860</text:p>
          </table:table-cell>
          <table:table-cell office:value-type="float" office:value="31" calcext:value-type="float">
            <text:p>31</text:p>
          </table:table-cell>
          <table:table-cell office:value-type="float" office:value="3.38003" calcext:value-type="float">
            <text:p>3.38003</text:p>
          </table:table-cell>
          <table:table-cell office:value-type="float" office:value="8.01458" calcext:value-type="float">
            <text:p>8.01458</text:p>
          </table:table-cell>
          <table:table-cell office:value-type="float" office:value="8.18553" calcext:value-type="float">
            <text:p>8.18553</text:p>
          </table:table-cell>
          <table:table-cell office:value-type="float" office:value="4.39754" calcext:value-type="float">
            <text:p>4.39754</text:p>
          </table:table-cell>
          <table:table-cell office:value-type="float" office:value="4.60588" calcext:value-type="float">
            <text:p>4.60588</text:p>
          </table:table-cell>
          <table:table-cell office:value-type="float" office:value="0.90296" calcext:value-type="float">
            <text:p>0.90296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table:formula="of:=2891-[.C36]" office:value-type="float" office:value="2859" calcext:value-type="float">
            <text:p>2859</text:p>
          </table:table-cell>
          <table:table-cell office:value-type="float" office:value="32" calcext:value-type="float">
            <text:p>32</text:p>
          </table:table-cell>
          <table:table-cell office:value-type="float" office:value="3.37992" calcext:value-type="float">
            <text:p>3.37992</text:p>
          </table:table-cell>
          <table:table-cell office:value-type="float" office:value="8.01345" calcext:value-type="float">
            <text:p>8.01345</text:p>
          </table:table-cell>
          <table:table-cell office:value-type="float" office:value="8.18481" calcext:value-type="float">
            <text:p>8.18481</text:p>
          </table:table-cell>
          <table:table-cell office:value-type="float" office:value="4.39777" calcext:value-type="float">
            <text:p>4.39777</text:p>
          </table:table-cell>
          <table:table-cell office:value-type="float" office:value="4.60498" calcext:value-type="float">
            <text:p>4.60498</text:p>
          </table:table-cell>
          <table:table-cell office:value-type="float" office:value="0.90335" calcext:value-type="float">
            <text:p>0.90335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table:formula="of:=2891-[.C37]" office:value-type="float" office:value="2858" calcext:value-type="float">
            <text:p>2858</text:p>
          </table:table-cell>
          <table:table-cell office:value-type="float" office:value="33" calcext:value-type="float">
            <text:p>33</text:p>
          </table:table-cell>
          <table:table-cell office:value-type="float" office:value="3.37981" calcext:value-type="float">
            <text:p>3.37981</text:p>
          </table:table-cell>
          <table:table-cell office:value-type="float" office:value="8.01231" calcext:value-type="float">
            <text:p>8.01231</text:p>
          </table:table-cell>
          <table:table-cell office:value-type="float" office:value="8.18408" calcext:value-type="float">
            <text:p>8.18408</text:p>
          </table:table-cell>
          <table:table-cell office:value-type="float" office:value="4.398" calcext:value-type="float">
            <text:p>4.398</text:p>
          </table:table-cell>
          <table:table-cell office:value-type="float" office:value="4.60408" calcext:value-type="float">
            <text:p>4.60408</text:p>
          </table:table-cell>
          <table:table-cell office:value-type="float" office:value="0.90373" calcext:value-type="float">
            <text:p>0.90373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table:formula="of:=2891-[.C38]" office:value-type="float" office:value="2857" calcext:value-type="float">
            <text:p>2857</text:p>
          </table:table-cell>
          <table:table-cell office:value-type="float" office:value="34" calcext:value-type="float">
            <text:p>34</text:p>
          </table:table-cell>
          <table:table-cell office:value-type="float" office:value="3.3797" calcext:value-type="float">
            <text:p>3.3797</text:p>
          </table:table-cell>
          <table:table-cell office:value-type="float" office:value="8.01118" calcext:value-type="float">
            <text:p>8.01118</text:p>
          </table:table-cell>
          <table:table-cell office:value-type="float" office:value="8.18336" calcext:value-type="float">
            <text:p>8.18336</text:p>
          </table:table-cell>
          <table:table-cell office:value-type="float" office:value="4.39823" calcext:value-type="float">
            <text:p>4.39823</text:p>
          </table:table-cell>
          <table:table-cell office:value-type="float" office:value="4.60319" calcext:value-type="float">
            <text:p>4.60319</text:p>
          </table:table-cell>
          <table:table-cell office:value-type="float" office:value="0.90412" calcext:value-type="float">
            <text:p>0.90412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table:formula="of:=2891-[.C39]" office:value-type="float" office:value="2856" calcext:value-type="float">
            <text:p>2856</text:p>
          </table:table-cell>
          <table:table-cell office:value-type="float" office:value="35" calcext:value-type="float">
            <text:p>35</text:p>
          </table:table-cell>
          <table:table-cell office:value-type="float" office:value="3.3796" calcext:value-type="float">
            <text:p>3.3796</text:p>
          </table:table-cell>
          <table:table-cell office:value-type="float" office:value="8.01005" calcext:value-type="float">
            <text:p>8.01005</text:p>
          </table:table-cell>
          <table:table-cell office:value-type="float" office:value="8.18263" calcext:value-type="float">
            <text:p>8.18263</text:p>
          </table:table-cell>
          <table:table-cell office:value-type="float" office:value="4.39846" calcext:value-type="float">
            <text:p>4.39846</text:p>
          </table:table-cell>
          <table:table-cell office:value-type="float" office:value="4.60229" calcext:value-type="float">
            <text:p>4.60229</text:p>
          </table:table-cell>
          <table:table-cell office:value-type="float" office:value="0.90451" calcext:value-type="float">
            <text:p>0.9045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table:formula="of:=2891-[.C40]" office:value-type="float" office:value="2851" calcext:value-type="float">
            <text:p>2851</text:p>
          </table:table-cell>
          <table:table-cell office:value-type="float" office:value="40" calcext:value-type="float">
            <text:p>40</text:p>
          </table:table-cell>
          <table:table-cell office:value-type="float" office:value="3.37905" calcext:value-type="float">
            <text:p>3.37905</text:p>
          </table:table-cell>
          <table:table-cell office:value-type="float" office:value="8.00438" calcext:value-type="float">
            <text:p>8.00438</text:p>
          </table:table-cell>
          <table:table-cell office:value-type="float" office:value="8.17901" calcext:value-type="float">
            <text:p>8.17901</text:p>
          </table:table-cell>
          <table:table-cell office:value-type="float" office:value="4.39962" calcext:value-type="float">
            <text:p>4.39962</text:p>
          </table:table-cell>
          <table:table-cell office:value-type="float" office:value="4.5978" calcext:value-type="float">
            <text:p>4.5978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2891-[.C41]" office:value-type="float" office:value="2846" calcext:value-type="float">
            <text:p>2846</text:p>
          </table:table-cell>
          <table:table-cell office:value-type="float" office:value="45" calcext:value-type="float">
            <text:p>45</text:p>
          </table:table-cell>
          <table:table-cell office:value-type="float" office:value="3.37851" calcext:value-type="float">
            <text:p>3.37851</text:p>
          </table:table-cell>
          <table:table-cell office:value-type="float" office:value="7.99872" calcext:value-type="float">
            <text:p>7.99872</text:p>
          </table:table-cell>
          <table:table-cell office:value-type="float" office:value="8.17539" calcext:value-type="float">
            <text:p>8.17539</text:p>
          </table:table-cell>
          <table:table-cell office:value-type="float" office:value="4.40077" calcext:value-type="float">
            <text:p>4.40077</text:p>
          </table:table-cell>
          <table:table-cell office:value-type="float" office:value="4.59332" calcext:value-type="float">
            <text:p>4.59332</text:p>
          </table:table-cell>
          <table:table-cell office:value-type="float" office:value="0.9084" calcext:value-type="float">
            <text:p>0.9084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table:formula="of:=2891-[.C42]" office:value-type="float" office:value="2841" calcext:value-type="float">
            <text:p>2841</text:p>
          </table:table-cell>
          <table:table-cell office:value-type="float" office:value="50" calcext:value-type="float">
            <text:p>50</text:p>
          </table:table-cell>
          <table:table-cell office:value-type="float" office:value="3.37797" calcext:value-type="float">
            <text:p>3.37797</text:p>
          </table:table-cell>
          <table:table-cell office:value-type="float" office:value="7.99305" calcext:value-type="float">
            <text:p>7.99305</text:p>
          </table:table-cell>
          <table:table-cell office:value-type="float" office:value="8.17176" calcext:value-type="float">
            <text:p>8.17176</text:p>
          </table:table-cell>
          <table:table-cell office:value-type="float" office:value="4.40192" calcext:value-type="float">
            <text:p>4.40192</text:p>
          </table:table-cell>
          <table:table-cell office:value-type="float" office:value="4.58883" calcext:value-type="float">
            <text:p>4.58883</text:p>
          </table:table-cell>
          <table:table-cell office:value-type="float" office:value="0.91035" calcext:value-type="float">
            <text:p>0.91035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table:formula="of:=2891-[.C43]" office:value-type="float" office:value="2831" calcext:value-type="float">
            <text:p>2831</text:p>
          </table:table-cell>
          <table:table-cell office:value-type="float" office:value="60" calcext:value-type="float">
            <text:p>60</text:p>
          </table:table-cell>
          <table:table-cell office:value-type="float" office:value="3.37688" calcext:value-type="float">
            <text:p>3.37688</text:p>
          </table:table-cell>
          <table:table-cell office:value-type="float" office:value="7.98172" calcext:value-type="float">
            <text:p>7.98172</text:p>
          </table:table-cell>
          <table:table-cell office:value-type="float" office:value="8.16452" calcext:value-type="float">
            <text:p>8.16452</text:p>
          </table:table-cell>
          <table:table-cell office:value-type="float" office:value="4.40422" calcext:value-type="float">
            <text:p>4.40422</text:p>
          </table:table-cell>
          <table:table-cell office:value-type="float" office:value="4.57985" calcext:value-type="float">
            <text:p>4.57985</text:p>
          </table:table-cell>
          <table:table-cell office:value-type="float" office:value="0.91424" calcext:value-type="float">
            <text:p>0.91424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table:formula="of:=2891-[.C44]" office:value-type="float" office:value="2821" calcext:value-type="float">
            <text:p>2821</text:p>
          </table:table-cell>
          <table:table-cell office:value-type="float" office:value="70" calcext:value-type="float">
            <text:p>70</text:p>
          </table:table-cell>
          <table:table-cell office:value-type="float" office:value="3.37579" calcext:value-type="float">
            <text:p>3.37579</text:p>
          </table:table-cell>
          <table:table-cell office:value-type="float" office:value="7.97039" calcext:value-type="float">
            <text:p>7.97039</text:p>
          </table:table-cell>
          <table:table-cell office:value-type="float" office:value="8.15727" calcext:value-type="float">
            <text:p>8.15727</text:p>
          </table:table-cell>
          <table:table-cell office:value-type="float" office:value="4.40653" calcext:value-type="float">
            <text:p>4.40653</text:p>
          </table:table-cell>
          <table:table-cell office:value-type="float" office:value="4.57088" calcext:value-type="float">
            <text:p>4.57088</text:p>
          </table:table-cell>
          <table:table-cell office:value-type="float" office:value="0.91812" calcext:value-type="float">
            <text:p>0.91812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table:formula="of:=2891-[.C45]" office:value-type="float" office:value="2811" calcext:value-type="float">
            <text:p>2811</text:p>
          </table:table-cell>
          <table:table-cell office:value-type="float" office:value="80" calcext:value-type="float">
            <text:p>80</text:p>
          </table:table-cell>
          <table:table-cell office:value-type="float" office:value="3.37471" calcext:value-type="float">
            <text:p>3.37471</text:p>
          </table:table-cell>
          <table:table-cell office:value-type="float" office:value="7.95906" calcext:value-type="float">
            <text:p>7.95906</text:p>
          </table:table-cell>
          <table:table-cell office:value-type="float" office:value="8.15002" calcext:value-type="float">
            <text:p>8.15002</text:p>
          </table:table-cell>
          <table:table-cell office:value-type="float" office:value="4.40883" calcext:value-type="float">
            <text:p>4.40883</text:p>
          </table:table-cell>
          <table:table-cell office:value-type="float" office:value="4.5619" calcext:value-type="float">
            <text:p>4.5619</text:p>
          </table:table-cell>
          <table:table-cell office:value-type="float" office:value="0.92201" calcext:value-type="float">
            <text:p>0.92201</text:p>
          </table:table-cell>
          <table:table-cell office:value-type="float" office:value="600" calcext:value-type="float">
            <text:p>60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table:formula="of:=2891-[.C46]" office:value-type="float" office:value="2811" calcext:value-type="float">
            <text:p>2811</text:p>
          </table:table-cell>
          <table:table-cell office:value-type="float" office:value="80" calcext:value-type="float">
            <text:p>80</text:p>
          </table:table-cell>
          <table:table-cell office:value-type="float" office:value="3.37471" calcext:value-type="float">
            <text:p>3.37471</text:p>
          </table:table-cell>
          <table:table-cell office:value-type="float" office:value="7.95906" calcext:value-type="float">
            <text:p>7.95906</text:p>
          </table:table-cell>
          <table:table-cell office:value-type="float" office:value="8.15002" calcext:value-type="float">
            <text:p>8.15002</text:p>
          </table:table-cell>
          <table:table-cell office:value-type="float" office:value="4.40883" calcext:value-type="float">
            <text:p>4.40883</text:p>
          </table:table-cell>
          <table:table-cell office:value-type="float" office:value="4.5619" calcext:value-type="float">
            <text:p>4.5619</text:p>
          </table:table-cell>
          <table:table-cell office:value-type="float" office:value="0.92201" calcext:value-type="float">
            <text:p>0.92201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table:formula="of:=2891-[.C47]" office:value-type="float" office:value="2801" calcext:value-type="float">
            <text:p>2801</text:p>
          </table:table-cell>
          <table:table-cell office:value-type="float" office:value="90" calcext:value-type="float">
            <text:p>90</text:p>
          </table:table-cell>
          <table:table-cell office:value-type="float" office:value="3.37362" calcext:value-type="float">
            <text:p>3.37362</text:p>
          </table:table-cell>
          <table:table-cell office:value-type="float" office:value="7.94773" calcext:value-type="float">
            <text:p>7.94773</text:p>
          </table:table-cell>
          <table:table-cell office:value-type="float" office:value="8.14278" calcext:value-type="float">
            <text:p>8.14278</text:p>
          </table:table-cell>
          <table:table-cell office:value-type="float" office:value="4.41113" calcext:value-type="float">
            <text:p>4.41113</text:p>
          </table:table-cell>
          <table:table-cell office:value-type="float" office:value="4.55293" calcext:value-type="float">
            <text:p>4.55293</text:p>
          </table:table-cell>
          <table:table-cell office:value-type="float" office:value="0.9259" calcext:value-type="float">
            <text:p>0.9259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2891-[.C48]" office:value-type="float" office:value="2791" calcext:value-type="float">
            <text:p>2791</text:p>
          </table:table-cell>
          <table:table-cell office:value-type="float" office:value="100" calcext:value-type="float">
            <text:p>100</text:p>
          </table:table-cell>
          <table:table-cell office:value-type="float" office:value="3.37253" calcext:value-type="float">
            <text:p>3.37253</text:p>
          </table:table-cell>
          <table:table-cell office:value-type="float" office:value="7.93641" calcext:value-type="float">
            <text:p>7.93641</text:p>
          </table:table-cell>
          <table:table-cell office:value-type="float" office:value="8.13553" calcext:value-type="float">
            <text:p>8.13553</text:p>
          </table:table-cell>
          <table:table-cell office:value-type="float" office:value="4.41344" calcext:value-type="float">
            <text:p>4.41344</text:p>
          </table:table-cell>
          <table:table-cell office:value-type="float" office:value="4.54396" calcext:value-type="float">
            <text:p>4.54396</text:p>
          </table:table-cell>
          <table:table-cell office:value-type="float" office:value="0.92979" calcext:value-type="float">
            <text:p>0.92979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table:formula="of:=2891-[.C49]" office:value-type="float" office:value="2781" calcext:value-type="float">
            <text:p>2781</text:p>
          </table:table-cell>
          <table:table-cell office:value-type="float" office:value="110" calcext:value-type="float">
            <text:p>110</text:p>
          </table:table-cell>
          <table:table-cell office:value-type="float" office:value="3.37145" calcext:value-type="float">
            <text:p>3.37145</text:p>
          </table:table-cell>
          <table:table-cell office:value-type="float" office:value="7.92508" calcext:value-type="float">
            <text:p>7.92508</text:p>
          </table:table-cell>
          <table:table-cell office:value-type="float" office:value="8.12828" calcext:value-type="float">
            <text:p>8.12828</text:p>
          </table:table-cell>
          <table:table-cell office:value-type="float" office:value="4.41574" calcext:value-type="float">
            <text:p>4.41574</text:p>
          </table:table-cell>
          <table:table-cell office:value-type="float" office:value="4.53498" calcext:value-type="float">
            <text:p>4.53498</text:p>
          </table:table-cell>
          <table:table-cell office:value-type="float" office:value="0.93368" calcext:value-type="float">
            <text:p>0.93368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table:formula="of:=2891-[.C50]" office:value-type="float" office:value="2771" calcext:value-type="float">
            <text:p>2771</text:p>
          </table:table-cell>
          <table:table-cell office:value-type="float" office:value="120" calcext:value-type="float">
            <text:p>120</text:p>
          </table:table-cell>
          <table:table-cell office:value-type="float" office:value="3.37036" calcext:value-type="float">
            <text:p>3.37036</text:p>
          </table:table-cell>
          <table:table-cell office:value-type="float" office:value="7.91375" calcext:value-type="float">
            <text:p>7.91375</text:p>
          </table:table-cell>
          <table:table-cell office:value-type="float" office:value="8.12103" calcext:value-type="float">
            <text:p>8.12103</text:p>
          </table:table-cell>
          <table:table-cell office:value-type="float" office:value="4.41805" calcext:value-type="float">
            <text:p>4.41805</text:p>
          </table:table-cell>
          <table:table-cell office:value-type="float" office:value="4.52601" calcext:value-type="float">
            <text:p>4.52601</text:p>
          </table:table-cell>
          <table:table-cell office:value-type="float" office:value="0.93757" calcext:value-type="float">
            <text:p>0.93757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table:formula="of:=2891-[.C51]" office:value-type="float" office:value="2761" calcext:value-type="float">
            <text:p>2761</text:p>
          </table:table-cell>
          <table:table-cell office:value-type="float" office:value="130" calcext:value-type="float">
            <text:p>130</text:p>
          </table:table-cell>
          <table:table-cell office:value-type="float" office:value="3.36927" calcext:value-type="float">
            <text:p>3.36927</text:p>
          </table:table-cell>
          <table:table-cell office:value-type="float" office:value="7.90242" calcext:value-type="float">
            <text:p>7.90242</text:p>
          </table:table-cell>
          <table:table-cell office:value-type="float" office:value="8.11379" calcext:value-type="float">
            <text:p>8.11379</text:p>
          </table:table-cell>
          <table:table-cell office:value-type="float" office:value="4.42035" calcext:value-type="float">
            <text:p>4.42035</text:p>
          </table:table-cell>
          <table:table-cell office:value-type="float" office:value="4.51703" calcext:value-type="float">
            <text:p>4.51703</text:p>
          </table:table-cell>
          <table:table-cell office:value-type="float" office:value="0.94146" calcext:value-type="float">
            <text:p>0.94146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table:formula="of:=2891-[.C52]" office:value-type="float" office:value="2751" calcext:value-type="float">
            <text:p>2751</text:p>
          </table:table-cell>
          <table:table-cell office:value-type="float" office:value="140" calcext:value-type="float">
            <text:p>140</text:p>
          </table:table-cell>
          <table:table-cell office:value-type="float" office:value="3.36818" calcext:value-type="float">
            <text:p>3.36818</text:p>
          </table:table-cell>
          <table:table-cell office:value-type="float" office:value="7.89109" calcext:value-type="float">
            <text:p>7.89109</text:p>
          </table:table-cell>
          <table:table-cell office:value-type="float" office:value="8.10654" calcext:value-type="float">
            <text:p>8.10654</text:p>
          </table:table-cell>
          <table:table-cell office:value-type="float" office:value="4.42265" calcext:value-type="float">
            <text:p>4.42265</text:p>
          </table:table-cell>
          <table:table-cell office:value-type="float" office:value="4.50806" calcext:value-type="float">
            <text:p>4.50806</text:p>
          </table:table-cell>
          <table:table-cell office:value-type="float" office:value="0.94535" calcext:value-type="float">
            <text:p>0.94535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table:formula="of:=2891-[.C53]" office:value-type="float" office:value="2741" calcext:value-type="float">
            <text:p>2741</text:p>
          </table:table-cell>
          <table:table-cell office:value-type="float" office:value="150" calcext:value-type="float">
            <text:p>150</text:p>
          </table:table-cell>
          <table:table-cell office:value-type="float" office:value="3.3671" calcext:value-type="float">
            <text:p>3.3671</text:p>
          </table:table-cell>
          <table:table-cell office:value-type="float" office:value="7.87976" calcext:value-type="float">
            <text:p>7.87976</text:p>
          </table:table-cell>
          <table:table-cell office:value-type="float" office:value="8.09929" calcext:value-type="float">
            <text:p>8.09929</text:p>
          </table:table-cell>
          <table:table-cell office:value-type="float" office:value="4.42496" calcext:value-type="float">
            <text:p>4.42496</text:p>
          </table:table-cell>
          <table:table-cell office:value-type="float" office:value="4.49908" calcext:value-type="float">
            <text:p>4.49908</text:p>
          </table:table-cell>
          <table:table-cell office:value-type="float" office:value="0.94924" calcext:value-type="float">
            <text:p>0.94924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table:formula="of:=2891-[.C54]" office:value-type="float" office:value="2731" calcext:value-type="float">
            <text:p>2731</text:p>
          </table:table-cell>
          <table:table-cell office:value-type="float" office:value="160" calcext:value-type="float">
            <text:p>160</text:p>
          </table:table-cell>
          <table:table-cell office:value-type="float" office:value="3.36601" calcext:value-type="float">
            <text:p>3.36601</text:p>
          </table:table-cell>
          <table:table-cell office:value-type="float" office:value="7.86843" calcext:value-type="float">
            <text:p>7.86843</text:p>
          </table:table-cell>
          <table:table-cell office:value-type="float" office:value="8.09204" calcext:value-type="float">
            <text:p>8.09204</text:p>
          </table:table-cell>
          <table:table-cell office:value-type="float" office:value="4.42726" calcext:value-type="float">
            <text:p>4.42726</text:p>
          </table:table-cell>
          <table:table-cell office:value-type="float" office:value="4.49011" calcext:value-type="float">
            <text:p>4.49011</text:p>
          </table:table-cell>
          <table:table-cell office:value-type="float" office:value="0.95313" calcext:value-type="float">
            <text:p>0.95313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table:formula="of:=2891-[.C55]" office:value-type="float" office:value="2721" calcext:value-type="float">
            <text:p>2721</text:p>
          </table:table-cell>
          <table:table-cell office:value-type="float" office:value="170" calcext:value-type="float">
            <text:p>170</text:p>
          </table:table-cell>
          <table:table-cell office:value-type="float" office:value="3.36492" calcext:value-type="float">
            <text:p>3.36492</text:p>
          </table:table-cell>
          <table:table-cell office:value-type="float" office:value="7.8571" calcext:value-type="float">
            <text:p>7.8571</text:p>
          </table:table-cell>
          <table:table-cell office:value-type="float" office:value="8.0848" calcext:value-type="float">
            <text:p>8.0848</text:p>
          </table:table-cell>
          <table:table-cell office:value-type="float" office:value="4.42957" calcext:value-type="float">
            <text:p>4.42957</text:p>
          </table:table-cell>
          <table:table-cell office:value-type="float" office:value="4.48113" calcext:value-type="float">
            <text:p>4.48113</text:p>
          </table:table-cell>
          <table:table-cell office:value-type="float" office:value="0.95702" calcext:value-type="float">
            <text:p>0.95702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table:formula="of:=2891-[.C56]" office:value-type="float" office:value="2711" calcext:value-type="float">
            <text:p>2711</text:p>
          </table:table-cell>
          <table:table-cell office:value-type="float" office:value="180" calcext:value-type="float">
            <text:p>180</text:p>
          </table:table-cell>
          <table:table-cell office:value-type="float" office:value="3.36384" calcext:value-type="float">
            <text:p>3.36384</text:p>
          </table:table-cell>
          <table:table-cell office:value-type="float" office:value="7.84577" calcext:value-type="float">
            <text:p>7.84577</text:p>
          </table:table-cell>
          <table:table-cell office:value-type="float" office:value="8.07755" calcext:value-type="float">
            <text:p>8.07755</text:p>
          </table:table-cell>
          <table:table-cell office:value-type="float" office:value="4.43187" calcext:value-type="float">
            <text:p>4.43187</text:p>
          </table:table-cell>
          <table:table-cell office:value-type="float" office:value="4.47216" calcext:value-type="float">
            <text:p>4.47216</text:p>
          </table:table-cell>
          <table:table-cell office:value-type="float" office:value="0.96091" calcext:value-type="float">
            <text:p>0.96091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table:formula="of:=2891-[.C57]" office:value-type="float" office:value="2701" calcext:value-type="float">
            <text:p>2701</text:p>
          </table:table-cell>
          <table:table-cell office:value-type="float" office:value="190" calcext:value-type="float">
            <text:p>190</text:p>
          </table:table-cell>
          <table:table-cell office:value-type="float" office:value="3.36275" calcext:value-type="float">
            <text:p>3.36275</text:p>
          </table:table-cell>
          <table:table-cell office:value-type="float" office:value="7.83444" calcext:value-type="float">
            <text:p>7.83444</text:p>
          </table:table-cell>
          <table:table-cell office:value-type="float" office:value="8.0703" calcext:value-type="float">
            <text:p>8.0703</text:p>
          </table:table-cell>
          <table:table-cell office:value-type="float" office:value="4.43417" calcext:value-type="float">
            <text:p>4.43417</text:p>
          </table:table-cell>
          <table:table-cell office:value-type="float" office:value="4.46319" calcext:value-type="float">
            <text:p>4.46319</text:p>
          </table:table-cell>
          <table:table-cell office:value-type="float" office:value="0.96479" calcext:value-type="float">
            <text:p>0.96479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table:formula="of:=2891-[.C58]" office:value-type="float" office:value="2691" calcext:value-type="float">
            <text:p>2691</text:p>
          </table:table-cell>
          <table:table-cell office:value-type="float" office:value="200" calcext:value-type="float">
            <text:p>200</text:p>
          </table:table-cell>
          <table:table-cell office:value-type="float" office:value="3.36166" calcext:value-type="float">
            <text:p>3.36166</text:p>
          </table:table-cell>
          <table:table-cell office:value-type="float" office:value="7.82311" calcext:value-type="float">
            <text:p>7.82311</text:p>
          </table:table-cell>
          <table:table-cell office:value-type="float" office:value="8.06306" calcext:value-type="float">
            <text:p>8.06306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45421" calcext:value-type="float">
            <text:p>4.45421</text:p>
          </table:table-cell>
          <table:table-cell office:value-type="float" office:value="0.96868" calcext:value-type="float">
            <text:p>0.96868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table:formula="of:=2891-[.C59]" office:value-type="float" office:value="2681" calcext:value-type="float">
            <text:p>2681</text:p>
          </table:table-cell>
          <table:table-cell office:value-type="float" office:value="210" calcext:value-type="float">
            <text:p>210</text:p>
          </table:table-cell>
          <table:table-cell office:value-type="float" office:value="3.36058" calcext:value-type="float">
            <text:p>3.36058</text:p>
          </table:table-cell>
          <table:table-cell office:value-type="float" office:value="7.81178" calcext:value-type="float">
            <text:p>7.81178</text:p>
          </table:table-cell>
          <table:table-cell office:value-type="float" office:value="8.05581" calcext:value-type="float">
            <text:p>8.05581</text:p>
          </table:table-cell>
          <table:table-cell office:value-type="float" office:value="4.43878" calcext:value-type="float">
            <text:p>4.43878</text:p>
          </table:table-cell>
          <table:table-cell office:value-type="float" office:value="4.44524" calcext:value-type="float">
            <text:p>4.44524</text:p>
          </table:table-cell>
          <table:table-cell office:value-type="float" office:value="0.97257" calcext:value-type="float">
            <text:p>0.97257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table:formula="of:=2891-[.C60]" office:value-type="float" office:value="2671" calcext:value-type="float">
            <text:p>2671</text:p>
          </table:table-cell>
          <table:table-cell office:value-type="float" office:value="220" calcext:value-type="float">
            <text:p>220</text:p>
          </table:table-cell>
          <table:table-cell office:value-type="float" office:value="3.35949" calcext:value-type="float">
            <text:p>3.35949</text:p>
          </table:table-cell>
          <table:table-cell office:value-type="float" office:value="7.80045" calcext:value-type="float">
            <text:p>7.80045</text:p>
          </table:table-cell>
          <table:table-cell office:value-type="float" office:value="8.04856" calcext:value-type="float">
            <text:p>8.04856</text:p>
          </table:table-cell>
          <table:table-cell office:value-type="float" office:value="4.44109" calcext:value-type="float">
            <text:p>4.44109</text:p>
          </table:table-cell>
          <table:table-cell office:value-type="float" office:value="4.43626" calcext:value-type="float">
            <text:p>4.43626</text:p>
          </table:table-cell>
          <table:table-cell office:value-type="float" office:value="0.97646" calcext:value-type="float">
            <text:p>0.97646</text:p>
          </table:table-cell>
          <table:table-cell office:value-type="float" office:value="80" calcext:value-type="float">
            <text:p>80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table:formula="of:=2891-[.C61]" office:value-type="float" office:value="2671" calcext:value-type="float">
            <text:p>2671</text:p>
          </table:table-cell>
          <table:table-cell office:value-type="float" office:value="220" calcext:value-type="float">
            <text:p>220</text:p>
          </table:table-cell>
          <table:table-cell office:value-type="float" office:value="3.43577" calcext:value-type="float">
            <text:p>3.43577</text:p>
          </table:table-cell>
          <table:table-cell table:number-columns-repeated="2" office:value-type="float" office:value="8.55895" calcext:value-type="float">
            <text:p>8.55895</text:p>
          </table:table-cell>
          <table:table-cell table:number-columns-repeated="2" office:value-type="float" office:value="4.6439" calcext:value-type="float">
            <text:p>4.643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table:formula="of:=2891-[.C62]" office:value-type="float" office:value="2661" calcext:value-type="float">
            <text:p>2661</text:p>
          </table:table-cell>
          <table:table-cell office:value-type="float" office:value="230" calcext:value-type="float">
            <text:p>230</text:p>
          </table:table-cell>
          <table:table-cell office:value-type="float" office:value="3.44175" calcext:value-type="float">
            <text:p>3.44175</text:p>
          </table:table-cell>
          <table:table-cell table:number-columns-repeated="2" office:value-type="float" office:value="8.57819" calcext:value-type="float">
            <text:p>8.57819</text:p>
          </table:table-cell>
          <table:table-cell table:number-columns-repeated="2" office:value-type="float" office:value="4.6509" calcext:value-type="float">
            <text:p>4.650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table:formula="of:=2891-[.C63]" office:value-type="float" office:value="2651" calcext:value-type="float">
            <text:p>2651</text:p>
          </table:table-cell>
          <table:table-cell office:value-type="float" office:value="240" calcext:value-type="float">
            <text:p>240</text:p>
          </table:table-cell>
          <table:table-cell office:value-type="float" office:value="3.44772" calcext:value-type="float">
            <text:p>3.44772</text:p>
          </table:table-cell>
          <table:table-cell table:number-columns-repeated="2" office:value-type="float" office:value="8.59743" calcext:value-type="float">
            <text:p>8.59743</text:p>
          </table:table-cell>
          <table:table-cell table:number-columns-repeated="2" office:value-type="float" office:value="4.6579" calcext:value-type="float">
            <text:p>4.657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table:formula="of:=2891-[.C64]" office:value-type="float" office:value="2641" calcext:value-type="float">
            <text:p>2641</text:p>
          </table:table-cell>
          <table:table-cell office:value-type="float" office:value="250" calcext:value-type="float">
            <text:p>250</text:p>
          </table:table-cell>
          <table:table-cell office:value-type="float" office:value="3.45369" calcext:value-type="float">
            <text:p>3.45369</text:p>
          </table:table-cell>
          <table:table-cell table:number-columns-repeated="2" office:value-type="float" office:value="8.61666" calcext:value-type="float">
            <text:p>8.61666</text:p>
          </table:table-cell>
          <table:table-cell table:number-columns-repeated="2" office:value-type="float" office:value="4.6649" calcext:value-type="float">
            <text:p>4.664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table:formula="of:=2891-[.C65]" office:value-type="float" office:value="2631" calcext:value-type="float">
            <text:p>2631</text:p>
          </table:table-cell>
          <table:table-cell office:value-type="float" office:value="260" calcext:value-type="float">
            <text:p>260</text:p>
          </table:table-cell>
          <table:table-cell office:value-type="float" office:value="3.45966" calcext:value-type="float">
            <text:p>3.45966</text:p>
          </table:table-cell>
          <table:table-cell table:number-columns-repeated="2" office:value-type="float" office:value="8.6359" calcext:value-type="float">
            <text:p>8.6359</text:p>
          </table:table-cell>
          <table:table-cell table:number-columns-repeated="2" office:value-type="float" office:value="4.6719" calcext:value-type="float">
            <text:p>4.671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table:formula="of:=2891-[.C66]" office:value-type="float" office:value="2621" calcext:value-type="float">
            <text:p>2621</text:p>
          </table:table-cell>
          <table:table-cell office:value-type="float" office:value="270" calcext:value-type="float">
            <text:p>270</text:p>
          </table:table-cell>
          <table:table-cell office:value-type="float" office:value="3.46563" calcext:value-type="float">
            <text:p>3.46563</text:p>
          </table:table-cell>
          <table:table-cell table:number-columns-repeated="2" office:value-type="float" office:value="8.65514" calcext:value-type="float">
            <text:p>8.65514</text:p>
          </table:table-cell>
          <table:table-cell table:number-columns-repeated="2" office:value-type="float" office:value="4.6789" calcext:value-type="float">
            <text:p>4.678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table:formula="of:=2891-[.C67]" office:value-type="float" office:value="2611" calcext:value-type="float">
            <text:p>2611</text:p>
          </table:table-cell>
          <table:table-cell office:value-type="float" office:value="280" calcext:value-type="float">
            <text:p>280</text:p>
          </table:table-cell>
          <table:table-cell office:value-type="float" office:value="3.4716" calcext:value-type="float">
            <text:p>3.4716</text:p>
          </table:table-cell>
          <table:table-cell table:number-columns-repeated="2" office:value-type="float" office:value="8.67438" calcext:value-type="float">
            <text:p>8.67438</text:p>
          </table:table-cell>
          <table:table-cell table:number-columns-repeated="2" office:value-type="float" office:value="4.6859" calcext:value-type="float">
            <text:p>4.685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table:formula="of:=2891-[.C68]" office:value-type="float" office:value="2601" calcext:value-type="float">
            <text:p>2601</text:p>
          </table:table-cell>
          <table:table-cell office:value-type="float" office:value="290" calcext:value-type="float">
            <text:p>290</text:p>
          </table:table-cell>
          <table:table-cell office:value-type="float" office:value="3.47758" calcext:value-type="float">
            <text:p>3.47758</text:p>
          </table:table-cell>
          <table:table-cell table:number-columns-repeated="2" office:value-type="float" office:value="8.69362" calcext:value-type="float">
            <text:p>8.69362</text:p>
          </table:table-cell>
          <table:table-cell table:number-columns-repeated="2" office:value-type="float" office:value="4.6929" calcext:value-type="float">
            <text:p>4.692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table:formula="of:=2891-[.C69]" office:value-type="float" office:value="2591" calcext:value-type="float">
            <text:p>2591</text:p>
          </table:table-cell>
          <table:table-cell office:value-type="float" office:value="300" calcext:value-type="float">
            <text:p>300</text:p>
          </table:table-cell>
          <table:table-cell office:value-type="float" office:value="3.48355" calcext:value-type="float">
            <text:p>3.48355</text:p>
          </table:table-cell>
          <table:table-cell table:number-columns-repeated="2" office:value-type="float" office:value="8.71286" calcext:value-type="float">
            <text:p>8.71286</text:p>
          </table:table-cell>
          <table:table-cell table:number-columns-repeated="2" office:value-type="float" office:value="4.6999" calcext:value-type="float">
            <text:p>4.699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2891-[.C70]" office:value-type="float" office:value="2581" calcext:value-type="float">
            <text:p>2581</text:p>
          </table:table-cell>
          <table:table-cell office:value-type="float" office:value="310" calcext:value-type="float">
            <text:p>310</text:p>
          </table:table-cell>
          <table:table-cell office:value-type="float" office:value="3.48952" calcext:value-type="float">
            <text:p>3.48952</text:p>
          </table:table-cell>
          <table:table-cell table:number-columns-repeated="2" office:value-type="float" office:value="8.7321" calcext:value-type="float">
            <text:p>8.7321</text:p>
          </table:table-cell>
          <table:table-cell table:number-columns-repeated="2" office:value-type="float" office:value="4.7069" calcext:value-type="float">
            <text:p>4.706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formula="of:=2891-[.C71]" office:value-type="float" office:value="2571" calcext:value-type="float">
            <text:p>2571</text:p>
          </table:table-cell>
          <table:table-cell office:value-type="float" office:value="320" calcext:value-type="float">
            <text:p>320</text:p>
          </table:table-cell>
          <table:table-cell office:value-type="float" office:value="3.49549" calcext:value-type="float">
            <text:p>3.49549</text:p>
          </table:table-cell>
          <table:table-cell table:number-columns-repeated="2" office:value-type="float" office:value="8.75133" calcext:value-type="float">
            <text:p>8.75133</text:p>
          </table:table-cell>
          <table:table-cell table:number-columns-repeated="2" office:value-type="float" office:value="4.7139" calcext:value-type="float">
            <text:p>4.713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table:formula="of:=2891-[.C72]" office:value-type="float" office:value="2561" calcext:value-type="float">
            <text:p>2561</text:p>
          </table:table-cell>
          <table:table-cell office:value-type="float" office:value="330" calcext:value-type="float">
            <text:p>330</text:p>
          </table:table-cell>
          <table:table-cell office:value-type="float" office:value="3.50146" calcext:value-type="float">
            <text:p>3.50146</text:p>
          </table:table-cell>
          <table:table-cell table:number-columns-repeated="2" office:value-type="float" office:value="8.77057" calcext:value-type="float">
            <text:p>8.77057</text:p>
          </table:table-cell>
          <table:table-cell table:number-columns-repeated="2" office:value-type="float" office:value="4.7209" calcext:value-type="float">
            <text:p>4.720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table:formula="of:=2891-[.C73]" office:value-type="float" office:value="2551" calcext:value-type="float">
            <text:p>2551</text:p>
          </table:table-cell>
          <table:table-cell office:value-type="float" office:value="340" calcext:value-type="float">
            <text:p>340</text:p>
          </table:table-cell>
          <table:table-cell office:value-type="float" office:value="3.50743" calcext:value-type="float">
            <text:p>3.50743</text:p>
          </table:table-cell>
          <table:table-cell table:number-columns-repeated="2" office:value-type="float" office:value="8.78981" calcext:value-type="float">
            <text:p>8.78981</text:p>
          </table:table-cell>
          <table:table-cell table:number-columns-repeated="2" office:value-type="float" office:value="4.7279" calcext:value-type="float">
            <text:p>4.727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2891-[.C74]" office:value-type="float" office:value="2541" calcext:value-type="float">
            <text:p>2541</text:p>
          </table:table-cell>
          <table:table-cell office:value-type="float" office:value="350" calcext:value-type="float">
            <text:p>350</text:p>
          </table:table-cell>
          <table:table-cell office:value-type="float" office:value="3.51341" calcext:value-type="float">
            <text:p>3.51341</text:p>
          </table:table-cell>
          <table:table-cell table:number-columns-repeated="2" office:value-type="float" office:value="8.80905" calcext:value-type="float">
            <text:p>8.80905</text:p>
          </table:table-cell>
          <table:table-cell table:number-columns-repeated="2" office:value-type="float" office:value="4.7349" calcext:value-type="float">
            <text:p>4.734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formula="of:=2891-[.C75]" office:value-type="float" office:value="2531" calcext:value-type="float">
            <text:p>2531</text:p>
          </table:table-cell>
          <table:table-cell office:value-type="float" office:value="360" calcext:value-type="float">
            <text:p>360</text:p>
          </table:table-cell>
          <table:table-cell office:value-type="float" office:value="3.51938" calcext:value-type="float">
            <text:p>3.51938</text:p>
          </table:table-cell>
          <table:table-cell table:number-columns-repeated="2" office:value-type="float" office:value="8.82829" calcext:value-type="float">
            <text:p>8.82829</text:p>
          </table:table-cell>
          <table:table-cell table:number-columns-repeated="2" office:value-type="float" office:value="4.7419" calcext:value-type="float">
            <text:p>4.741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table:formula="of:=2891-[.C76]" office:value-type="float" office:value="2521" calcext:value-type="float">
            <text:p>2521</text:p>
          </table:table-cell>
          <table:table-cell office:value-type="float" office:value="370" calcext:value-type="float">
            <text:p>370</text:p>
          </table:table-cell>
          <table:table-cell office:value-type="float" office:value="3.52535" calcext:value-type="float">
            <text:p>3.52535</text:p>
          </table:table-cell>
          <table:table-cell table:number-columns-repeated="2" office:value-type="float" office:value="8.84753" calcext:value-type="float">
            <text:p>8.84753</text:p>
          </table:table-cell>
          <table:table-cell table:number-columns-repeated="2" office:value-type="float" office:value="4.7489" calcext:value-type="float">
            <text:p>4.748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table:formula="of:=2891-[.C77]" office:value-type="float" office:value="2511" calcext:value-type="float">
            <text:p>2511</text:p>
          </table:table-cell>
          <table:table-cell office:value-type="float" office:value="380" calcext:value-type="float">
            <text:p>380</text:p>
          </table:table-cell>
          <table:table-cell office:value-type="float" office:value="3.53132" calcext:value-type="float">
            <text:p>3.53132</text:p>
          </table:table-cell>
          <table:table-cell table:number-columns-repeated="2" office:value-type="float" office:value="8.86677" calcext:value-type="float">
            <text:p>8.86677</text:p>
          </table:table-cell>
          <table:table-cell table:number-columns-repeated="2" office:value-type="float" office:value="4.7559" calcext:value-type="float">
            <text:p>4.755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table:formula="of:=2891-[.C78]" office:value-type="float" office:value="2501" calcext:value-type="float">
            <text:p>2501</text:p>
          </table:table-cell>
          <table:table-cell office:value-type="float" office:value="390" calcext:value-type="float">
            <text:p>390</text:p>
          </table:table-cell>
          <table:table-cell office:value-type="float" office:value="3.53729" calcext:value-type="float">
            <text:p>3.53729</text:p>
          </table:table-cell>
          <table:table-cell table:number-columns-repeated="2" office:value-type="float" office:value="8.886" calcext:value-type="float">
            <text:p>8.886</text:p>
          </table:table-cell>
          <table:table-cell table:number-columns-repeated="2" office:value-type="float" office:value="4.7629" calcext:value-type="float">
            <text:p>4.762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2891-[.C79]" office:value-type="float" office:value="2491" calcext:value-type="float">
            <text:p>2491</text:p>
          </table:table-cell>
          <table:table-cell office:value-type="float" office:value="400" calcext:value-type="float">
            <text:p>400</text:p>
          </table:table-cell>
          <table:table-cell office:value-type="float" office:value="3.54326" calcext:value-type="float">
            <text:p>3.54326</text:p>
          </table:table-cell>
          <table:table-cell table:number-columns-repeated="2" office:value-type="float" office:value="8.90524" calcext:value-type="float">
            <text:p>8.90524</text:p>
          </table:table-cell>
          <table:table-cell table:number-columns-repeated="2" office:value-type="float" office:value="4.7699" calcext:value-type="float">
            <text:p>4.769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2891-[.C80]" office:value-type="float" office:value="2491" calcext:value-type="float">
            <text:p>2491</text:p>
          </table:table-cell>
          <table:table-cell office:value-type="float" office:value="400" calcext:value-type="float">
            <text:p>400</text:p>
          </table:table-cell>
          <table:table-cell office:value-type="float" office:value="3.72375" calcext:value-type="float">
            <text:p>3.72375</text:p>
          </table:table-cell>
          <table:table-cell table:number-columns-repeated="2" office:value-type="float" office:value="9.13392" calcext:value-type="float">
            <text:p>9.13392</text:p>
          </table:table-cell>
          <table:table-cell table:number-columns-repeated="2" office:value-type="float" office:value="4.93249" calcext:value-type="float">
            <text:p>4.9324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formula="of:=2891-[.C81]" office:value-type="float" office:value="2481" calcext:value-type="float">
            <text:p>2481</text:p>
          </table:table-cell>
          <table:table-cell office:value-type="float" office:value="410" calcext:value-type="float">
            <text:p>410</text:p>
          </table:table-cell>
          <table:table-cell office:value-type="float" office:value="3.73635" calcext:value-type="float">
            <text:p>3.73635</text:p>
          </table:table-cell>
          <table:table-cell table:number-columns-repeated="2" office:value-type="float" office:value="9.18511" calcext:value-type="float">
            <text:p>9.18511</text:p>
          </table:table-cell>
          <table:table-cell table:number-columns-repeated="2" office:value-type="float" office:value="4.96166" calcext:value-type="float">
            <text:p>4.9616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2891-[.C82]" office:value-type="float" office:value="2471" calcext:value-type="float">
            <text:p>2471</text:p>
          </table:table-cell>
          <table:table-cell office:value-type="float" office:value="420" calcext:value-type="float">
            <text:p>420</text:p>
          </table:table-cell>
          <table:table-cell office:value-type="float" office:value="3.74895" calcext:value-type="float">
            <text:p>3.74895</text:p>
          </table:table-cell>
          <table:table-cell table:number-columns-repeated="2" office:value-type="float" office:value="9.23631" calcext:value-type="float">
            <text:p>9.23631</text:p>
          </table:table-cell>
          <table:table-cell table:number-columns-repeated="2" office:value-type="float" office:value="4.99083" calcext:value-type="float">
            <text:p>4.9908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2891-[.C83]" office:value-type="float" office:value="2461" calcext:value-type="float">
            <text:p>2461</text:p>
          </table:table-cell>
          <table:table-cell office:value-type="float" office:value="430" calcext:value-type="float">
            <text:p>430</text:p>
          </table:table-cell>
          <table:table-cell office:value-type="float" office:value="3.76156" calcext:value-type="float">
            <text:p>3.76156</text:p>
          </table:table-cell>
          <table:table-cell table:number-columns-repeated="2" office:value-type="float" office:value="9.2875" calcext:value-type="float">
            <text:p>9.2875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formula="of:=2891-[.C84]" office:value-type="float" office:value="2451" calcext:value-type="float">
            <text:p>2451</text:p>
          </table:table-cell>
          <table:table-cell office:value-type="float" office:value="440" calcext:value-type="float">
            <text:p>440</text:p>
          </table:table-cell>
          <table:table-cell office:value-type="float" office:value="3.77416" calcext:value-type="float">
            <text:p>3.77416</text:p>
          </table:table-cell>
          <table:table-cell table:number-columns-repeated="2" office:value-type="float" office:value="9.3387" calcext:value-type="float">
            <text:p>9.3387</text:p>
          </table:table-cell>
          <table:table-cell table:number-columns-repeated="2" office:value-type="float" office:value="5.04918" calcext:value-type="float">
            <text:p>5.04918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formula="of:=2891-[.C85]" office:value-type="float" office:value="2441" calcext:value-type="float">
            <text:p>2441</text:p>
          </table:table-cell>
          <table:table-cell office:value-type="float" office:value="450" calcext:value-type="float">
            <text:p>450</text:p>
          </table:table-cell>
          <table:table-cell office:value-type="float" office:value="3.78677" calcext:value-type="float">
            <text:p>3.78677</text:p>
          </table:table-cell>
          <table:table-cell table:number-columns-repeated="2" office:value-type="float" office:value="9.38989" calcext:value-type="float">
            <text:p>9.38989</text:p>
          </table:table-cell>
          <table:table-cell table:number-columns-repeated="2" office:value-type="float" office:value="5.07835" calcext:value-type="float">
            <text:p>5.07835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table:formula="of:=2891-[.C86]" office:value-type="float" office:value="2431" calcext:value-type="float">
            <text:p>2431</text:p>
          </table:table-cell>
          <table:table-cell office:value-type="float" office:value="460" calcext:value-type="float">
            <text:p>460</text:p>
          </table:table-cell>
          <table:table-cell office:value-type="float" office:value="3.79937" calcext:value-type="float">
            <text:p>3.79937</text:p>
          </table:table-cell>
          <table:table-cell table:number-columns-repeated="2" office:value-type="float" office:value="9.44109" calcext:value-type="float">
            <text:p>9.44109</text:p>
          </table:table-cell>
          <table:table-cell table:number-columns-repeated="2" office:value-type="float" office:value="5.10752" calcext:value-type="float">
            <text:p>5.1075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table:formula="of:=2891-[.C87]" office:value-type="float" office:value="2421" calcext:value-type="float">
            <text:p>2421</text:p>
          </table:table-cell>
          <table:table-cell office:value-type="float" office:value="470" calcext:value-type="float">
            <text:p>470</text:p>
          </table:table-cell>
          <table:table-cell office:value-type="float" office:value="3.81197" calcext:value-type="float">
            <text:p>3.81197</text:p>
          </table:table-cell>
          <table:table-cell table:number-columns-repeated="2" office:value-type="float" office:value="9.49228" calcext:value-type="float">
            <text:p>9.49228</text:p>
          </table:table-cell>
          <table:table-cell table:number-columns-repeated="2" office:value-type="float" office:value="5.13669" calcext:value-type="float">
            <text:p>5.1366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table:formula="of:=2891-[.C88]" office:value-type="float" office:value="2411" calcext:value-type="float">
            <text:p>2411</text:p>
          </table:table-cell>
          <table:table-cell office:value-type="float" office:value="480" calcext:value-type="float">
            <text:p>480</text:p>
          </table:table-cell>
          <table:table-cell office:value-type="float" office:value="3.82458" calcext:value-type="float">
            <text:p>3.82458</text:p>
          </table:table-cell>
          <table:table-cell table:number-columns-repeated="2" office:value-type="float" office:value="9.54348" calcext:value-type="float">
            <text:p>9.54348</text:p>
          </table:table-cell>
          <table:table-cell table:number-columns-repeated="2" office:value-type="float" office:value="5.16586" calcext:value-type="float">
            <text:p>5.1658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table:formula="of:=2891-[.C89]" office:value-type="float" office:value="2401" calcext:value-type="float">
            <text:p>2401</text:p>
          </table:table-cell>
          <table:table-cell office:value-type="float" office:value="490" calcext:value-type="float">
            <text:p>490</text:p>
          </table:table-cell>
          <table:table-cell office:value-type="float" office:value="3.83718" calcext:value-type="float">
            <text:p>3.83718</text:p>
          </table:table-cell>
          <table:table-cell table:number-columns-repeated="2" office:value-type="float" office:value="9.59468" calcext:value-type="float">
            <text:p>9.59468</text:p>
          </table:table-cell>
          <table:table-cell table:number-columns-repeated="2" office:value-type="float" office:value="5.19504" calcext:value-type="float">
            <text:p>5.1950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table:formula="of:=2891-[.C90]" office:value-type="float" office:value="2391" calcext:value-type="float">
            <text:p>2391</text:p>
          </table:table-cell>
          <table:table-cell office:value-type="float" office:value="500" calcext:value-type="float">
            <text:p>500</text:p>
          </table:table-cell>
          <table:table-cell office:value-type="float" office:value="3.84978" calcext:value-type="float">
            <text:p>3.84978</text:p>
          </table:table-cell>
          <table:table-cell table:number-columns-repeated="2" office:value-type="float" office:value="9.64587" calcext:value-type="float">
            <text:p>9.64587</text:p>
          </table:table-cell>
          <table:table-cell table:number-columns-repeated="2" office:value-type="float" office:value="5.22421" calcext:value-type="float">
            <text:p>5.2242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table:formula="of:=2891-[.C91]" office:value-type="float" office:value="2381" calcext:value-type="float">
            <text:p>2381</text:p>
          </table:table-cell>
          <table:table-cell office:value-type="float" office:value="510" calcext:value-type="float">
            <text:p>510</text:p>
          </table:table-cell>
          <table:table-cell office:value-type="float" office:value="3.86239" calcext:value-type="float">
            <text:p>3.86239</text:p>
          </table:table-cell>
          <table:table-cell table:number-columns-repeated="2" office:value-type="float" office:value="9.69707" calcext:value-type="float">
            <text:p>9.69707</text:p>
          </table:table-cell>
          <table:table-cell table:number-columns-repeated="2" office:value-type="float" office:value="5.25338" calcext:value-type="float">
            <text:p>5.25338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table:formula="of:=2891-[.C92]" office:value-type="float" office:value="2371" calcext:value-type="float">
            <text:p>2371</text:p>
          </table:table-cell>
          <table:table-cell office:value-type="float" office:value="520" calcext:value-type="float">
            <text:p>520</text:p>
          </table:table-cell>
          <table:table-cell office:value-type="float" office:value="3.87499" calcext:value-type="float">
            <text:p>3.87499</text:p>
          </table:table-cell>
          <table:table-cell table:number-columns-repeated="2" office:value-type="float" office:value="9.74826" calcext:value-type="float">
            <text:p>9.74826</text:p>
          </table:table-cell>
          <table:table-cell table:number-columns-repeated="2" office:value-type="float" office:value="5.28255" calcext:value-type="float">
            <text:p>5.28255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table:formula="of:=2891-[.C93]" office:value-type="float" office:value="2361" calcext:value-type="float">
            <text:p>2361</text:p>
          </table:table-cell>
          <table:table-cell office:value-type="float" office:value="530" calcext:value-type="float">
            <text:p>530</text:p>
          </table:table-cell>
          <table:table-cell office:value-type="float" office:value="3.88759" calcext:value-type="float">
            <text:p>3.88759</text:p>
          </table:table-cell>
          <table:table-cell table:number-columns-repeated="2" office:value-type="float" office:value="9.79946" calcext:value-type="float">
            <text:p>9.79946</text:p>
          </table:table-cell>
          <table:table-cell table:number-columns-repeated="2" office:value-type="float" office:value="5.31173" calcext:value-type="float">
            <text:p>5.3117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table:formula="of:=2891-[.C94]" office:value-type="float" office:value="2351" calcext:value-type="float">
            <text:p>2351</text:p>
          </table:table-cell>
          <table:table-cell office:value-type="float" office:value="540" calcext:value-type="float">
            <text:p>540</text:p>
          </table:table-cell>
          <table:table-cell office:value-type="float" office:value="3.9002" calcext:value-type="float">
            <text:p>3.9002</text:p>
          </table:table-cell>
          <table:table-cell table:number-columns-repeated="2" office:value-type="float" office:value="9.85065" calcext:value-type="float">
            <text:p>9.85065</text:p>
          </table:table-cell>
          <table:table-cell table:number-columns-repeated="2" office:value-type="float" office:value="5.3409" calcext:value-type="float">
            <text:p>5.340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table:formula="of:=2891-[.C95]" office:value-type="float" office:value="2341" calcext:value-type="float">
            <text:p>2341</text:p>
          </table:table-cell>
          <table:table-cell office:value-type="float" office:value="550" calcext:value-type="float">
            <text:p>550</text:p>
          </table:table-cell>
          <table:table-cell office:value-type="float" office:value="3.9128" calcext:value-type="float">
            <text:p>3.9128</text:p>
          </table:table-cell>
          <table:table-cell table:number-columns-repeated="2" office:value-type="float" office:value="9.90185" calcext:value-type="float">
            <text:p>9.90185</text:p>
          </table:table-cell>
          <table:table-cell table:number-columns-repeated="2" office:value-type="float" office:value="5.37007" calcext:value-type="float">
            <text:p>5.3700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2891-[.C96]" office:value-type="float" office:value="2331" calcext:value-type="float">
            <text:p>2331</text:p>
          </table:table-cell>
          <table:table-cell office:value-type="float" office:value="560" calcext:value-type="float">
            <text:p>560</text:p>
          </table:table-cell>
          <table:table-cell office:value-type="float" office:value="3.92541" calcext:value-type="float">
            <text:p>3.92541</text:p>
          </table:table-cell>
          <table:table-cell table:number-columns-repeated="2" office:value-type="float" office:value="9.95304" calcext:value-type="float">
            <text:p>9.95304</text:p>
          </table:table-cell>
          <table:table-cell table:number-columns-repeated="2" office:value-type="float" office:value="5.39924" calcext:value-type="float">
            <text:p>5.3992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table:formula="of:=2891-[.C97]" office:value-type="float" office:value="2321" calcext:value-type="float">
            <text:p>2321</text:p>
          </table:table-cell>
          <table:table-cell office:value-type="float" office:value="570" calcext:value-type="float">
            <text:p>570</text:p>
          </table:table-cell>
          <table:table-cell office:value-type="float" office:value="3.93801" calcext:value-type="float">
            <text:p>3.93801</text:p>
          </table:table-cell>
          <table:table-cell table:number-columns-repeated="2" office:value-type="float" office:value="10.00424" calcext:value-type="float">
            <text:p>10.00424</text:p>
          </table:table-cell>
          <table:table-cell table:number-columns-repeated="2" office:value-type="float" office:value="5.42841" calcext:value-type="float">
            <text:p>5.4284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table:formula="of:=2891-[.C98]" office:value-type="float" office:value="2311" calcext:value-type="float">
            <text:p>2311</text:p>
          </table:table-cell>
          <table:table-cell office:value-type="float" office:value="580" calcext:value-type="float">
            <text:p>580</text:p>
          </table:table-cell>
          <table:table-cell office:value-type="float" office:value="3.95061" calcext:value-type="float">
            <text:p>3.95061</text:p>
          </table:table-cell>
          <table:table-cell table:number-columns-repeated="2" office:value-type="float" office:value="10.05543" calcext:value-type="float">
            <text:p>10.05543</text:p>
          </table:table-cell>
          <table:table-cell table:number-columns-repeated="2" office:value-type="float" office:value="5.45759" calcext:value-type="float">
            <text:p>5.4575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table:formula="of:=2891-[.C99]" office:value-type="float" office:value="2301" calcext:value-type="float">
            <text:p>2301</text:p>
          </table:table-cell>
          <table:table-cell office:value-type="float" office:value="590" calcext:value-type="float">
            <text:p>590</text:p>
          </table:table-cell>
          <table:table-cell office:value-type="float" office:value="3.96322" calcext:value-type="float">
            <text:p>3.96322</text:p>
          </table:table-cell>
          <table:table-cell table:number-columns-repeated="2" office:value-type="float" office:value="10.10663" calcext:value-type="float">
            <text:p>10.10663</text:p>
          </table:table-cell>
          <table:table-cell table:number-columns-repeated="2" office:value-type="float" office:value="5.48676" calcext:value-type="float">
            <text:p>5.4867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table:formula="of:=2891-[.C100]" office:value-type="float" office:value="2291" calcext:value-type="float">
            <text:p>2291</text:p>
          </table:table-cell>
          <table:table-cell office:value-type="float" office:value="600" calcext:value-type="float">
            <text:p>600</text:p>
          </table:table-cell>
          <table:table-cell office:value-type="float" office:value="3.97582" calcext:value-type="float">
            <text:p>3.97582</text:p>
          </table:table-cell>
          <table:table-cell table:number-columns-repeated="2" office:value-type="float" office:value="10.15783" calcext:value-type="float">
            <text:p>10.15783</text:p>
          </table:table-cell>
          <table:table-cell table:number-columns-repeated="2" office:value-type="float" office:value="5.51593" calcext:value-type="float">
            <text:p>5.5159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table:formula="of:=2891-[.C101]" office:value-type="float" office:value="2291" calcext:value-type="float">
            <text:p>2291</text:p>
          </table:table-cell>
          <table:table-cell office:value-type="float" office:value="600" calcext:value-type="float">
            <text:p>600</text:p>
          </table:table-cell>
          <table:table-cell office:value-type="float" office:value="3.97582" calcext:value-type="float">
            <text:p>3.97582</text:p>
          </table:table-cell>
          <table:table-cell table:number-columns-repeated="2" office:value-type="float" office:value="10.15776" calcext:value-type="float">
            <text:p>10.15776</text:p>
          </table:table-cell>
          <table:table-cell table:number-columns-repeated="2" office:value-type="float" office:value="5.51602" calcext:value-type="float">
            <text:p>5.5160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table:formula="of:=2891-[.C102]" office:value-type="float" office:value="2281" calcext:value-type="float">
            <text:p>2281</text:p>
          </table:table-cell>
          <table:table-cell office:value-type="float" office:value="610" calcext:value-type="float">
            <text:p>610</text:p>
          </table:table-cell>
          <table:table-cell office:value-type="float" office:value="3.97815" calcext:value-type="float">
            <text:p>3.97815</text:p>
          </table:table-cell>
          <table:table-cell table:number-columns-repeated="2" office:value-type="float" office:value="10.17325" calcext:value-type="float">
            <text:p>10.17325</text:p>
          </table:table-cell>
          <table:table-cell table:number-columns-repeated="2" office:value-type="float" office:value="5.52376" calcext:value-type="float">
            <text:p>5.5237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table:formula="of:=2891-[.C103]" office:value-type="float" office:value="2271" calcext:value-type="float">
            <text:p>2271</text:p>
          </table:table-cell>
          <table:table-cell office:value-type="float" office:value="620" calcext:value-type="float">
            <text:p>620</text:p>
          </table:table-cell>
          <table:table-cell office:value-type="float" office:value="3.98048" calcext:value-type="float">
            <text:p>3.98048</text:p>
          </table:table-cell>
          <table:table-cell table:number-columns-repeated="2" office:value-type="float" office:value="10.18874" calcext:value-type="float">
            <text:p>10.18874</text:p>
          </table:table-cell>
          <table:table-cell table:number-columns-repeated="2" office:value-type="float" office:value="5.5315" calcext:value-type="float">
            <text:p>5.5315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table:formula="of:=2891-[.C104]" office:value-type="float" office:value="2261" calcext:value-type="float">
            <text:p>2261</text:p>
          </table:table-cell>
          <table:table-cell office:value-type="float" office:value="630" calcext:value-type="float">
            <text:p>630</text:p>
          </table:table-cell>
          <table:table-cell office:value-type="float" office:value="3.98281" calcext:value-type="float">
            <text:p>3.98281</text:p>
          </table:table-cell>
          <table:table-cell table:number-columns-repeated="2" office:value-type="float" office:value="10.20422" calcext:value-type="float">
            <text:p>10.20422</text:p>
          </table:table-cell>
          <table:table-cell table:number-columns-repeated="2" office:value-type="float" office:value="5.53924" calcext:value-type="float">
            <text:p>5.5392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table:formula="of:=2891-[.C105]" office:value-type="float" office:value="2251" calcext:value-type="float">
            <text:p>2251</text:p>
          </table:table-cell>
          <table:table-cell office:value-type="float" office:value="640" calcext:value-type="float">
            <text:p>640</text:p>
          </table:table-cell>
          <table:table-cell office:value-type="float" office:value="3.98514" calcext:value-type="float">
            <text:p>3.98514</text:p>
          </table:table-cell>
          <table:table-cell table:number-columns-repeated="2" office:value-type="float" office:value="10.21971" calcext:value-type="float">
            <text:p>10.21971</text:p>
          </table:table-cell>
          <table:table-cell table:number-columns-repeated="2" office:value-type="float" office:value="5.54699" calcext:value-type="float">
            <text:p>5.5469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table:formula="of:=2891-[.C106]" office:value-type="float" office:value="2241" calcext:value-type="float">
            <text:p>2241</text:p>
          </table:table-cell>
          <table:table-cell office:value-type="float" office:value="650" calcext:value-type="float">
            <text:p>650</text:p>
          </table:table-cell>
          <table:table-cell office:value-type="float" office:value="3.98746" calcext:value-type="float">
            <text:p>3.98746</text:p>
          </table:table-cell>
          <table:table-cell table:number-columns-repeated="2" office:value-type="float" office:value="10.2352" calcext:value-type="float">
            <text:p>10.2352</text:p>
          </table:table-cell>
          <table:table-cell table:number-columns-repeated="2" office:value-type="float" office:value="5.55473" calcext:value-type="float">
            <text:p>5.5547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table:formula="of:=2891-[.C107]" office:value-type="float" office:value="2231" calcext:value-type="float">
            <text:p>2231</text:p>
          </table:table-cell>
          <table:table-cell office:value-type="float" office:value="660" calcext:value-type="float">
            <text:p>660</text:p>
          </table:table-cell>
          <table:table-cell office:value-type="float" office:value="3.98979" calcext:value-type="float">
            <text:p>3.98979</text:p>
          </table:table-cell>
          <table:table-cell table:number-columns-repeated="2" office:value-type="float" office:value="10.25069" calcext:value-type="float">
            <text:p>10.25069</text:p>
          </table:table-cell>
          <table:table-cell table:number-columns-repeated="2" office:value-type="float" office:value="5.56247" calcext:value-type="float">
            <text:p>5.5624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table:formula="of:=2891-[.C108]" office:value-type="float" office:value="2221" calcext:value-type="float">
            <text:p>2221</text:p>
          </table:table-cell>
          <table:table-cell office:value-type="float" office:value="670" calcext:value-type="float">
            <text:p>670</text:p>
          </table:table-cell>
          <table:table-cell office:value-type="float" office:value="3.99212" calcext:value-type="float">
            <text:p>3.99212</text:p>
          </table:table-cell>
          <table:table-cell table:number-columns-repeated="2" office:value-type="float" office:value="10.26617" calcext:value-type="float">
            <text:p>10.26617</text:p>
          </table:table-cell>
          <table:table-cell table:number-columns-repeated="2" office:value-type="float" office:value="5.57021" calcext:value-type="float">
            <text:p>5.5702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table:formula="of:=2891-[.C109]" office:value-type="float" office:value="2221" calcext:value-type="float">
            <text:p>2221</text:p>
          </table:table-cell>
          <table:table-cell office:value-type="float" office:value="670" calcext:value-type="float">
            <text:p>670</text:p>
          </table:table-cell>
          <table:table-cell office:value-type="float" office:value="4.38074" calcext:value-type="float">
            <text:p>4.38074</text:p>
          </table:table-cell>
          <table:table-cell table:number-columns-repeated="2" office:value-type="float" office:value="10.75132" calcext:value-type="float">
            <text:p>10.75132</text:p>
          </table:table-cell>
          <table:table-cell table:number-columns-repeated="2" office:value-type="float" office:value="5.94513" calcext:value-type="float">
            <text:p>5.9451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685.7" calcext:value-type="float">
            <text:p>5685.7</text:p>
          </table:table-cell>
          <table:table-cell table:formula="of:=2891-[.C110]" office:value-type="float" office:value="2205.7" calcext:value-type="float">
            <text:p>2205.7</text:p>
          </table:table-cell>
          <table:table-cell office:value-type="float" office:value="685.3" calcext:value-type="float">
            <text:p>685.3</text:p>
          </table:table-cell>
          <table:table-cell office:value-type="float" office:value="4.39029" calcext:value-type="float">
            <text:p>4.39029</text:p>
          </table:table-cell>
          <table:table-cell table:number-columns-repeated="2" office:value-type="float" office:value="10.79897" calcext:value-type="float">
            <text:p>10.79897</text:p>
          </table:table-cell>
          <table:table-cell table:number-columns-repeated="2" office:value-type="float" office:value="5.98986" calcext:value-type="float">
            <text:p>5.98986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635.7" calcext:value-type="float">
            <text:p>5635.7</text:p>
          </table:table-cell>
          <table:table-cell table:formula="of:=2891-[.C111]" office:value-type="float" office:value="2155.7" calcext:value-type="float">
            <text:p>2155.7</text:p>
          </table:table-cell>
          <table:table-cell office:value-type="float" office:value="735.3" calcext:value-type="float">
            <text:p>735.3</text:p>
          </table:table-cell>
          <table:table-cell office:value-type="float" office:value="4.42128" calcext:value-type="float">
            <text:p>4.42128</text:p>
          </table:table-cell>
          <table:table-cell table:number-columns-repeated="2" office:value-type="float" office:value="10.95459" calcext:value-type="float">
            <text:p>10.95459</text:p>
          </table:table-cell>
          <table:table-cell table:number-columns-repeated="2" office:value-type="float" office:value="6.13609" calcext:value-type="float">
            <text:p>6.1360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2891-[.C112]" office:value-type="float" office:value="2120" calcext:value-type="float">
            <text:p>2120</text:p>
          </table:table-cell>
          <table:table-cell office:value-type="float" office:value="771" calcext:value-type="float">
            <text:p>771</text:p>
          </table:table-cell>
          <table:table-cell office:value-type="float" office:value="4.4432" calcext:value-type="float">
            <text:p>4.4432</text:p>
          </table:table-cell>
          <table:table-cell table:number-columns-repeated="2" office:value-type="float" office:value="11.0656" calcext:value-type="float">
            <text:p>11.0656</text:p>
          </table:table-cell>
          <table:table-cell table:number-columns-repeated="2" office:value-type="float" office:value="6.24054" calcext:value-type="float">
            <text:p>6.2405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2891-[.C113]" office:value-type="float" office:value="2120" calcext:value-type="float">
            <text:p>2120</text:p>
          </table:table-cell>
          <table:table-cell office:value-type="float" office:value="771" calcext:value-type="float">
            <text:p>771</text:p>
          </table:table-cell>
          <table:table-cell office:value-type="float" office:value="4.4432" calcext:value-type="float">
            <text:p>4.4432</text:p>
          </table:table-cell>
          <table:table-cell table:number-columns-repeated="2" office:value-type="float" office:value="11.06559" calcext:value-type="float">
            <text:p>11.06559</text:p>
          </table:table-cell>
          <table:table-cell table:number-columns-repeated="2" office:value-type="float" office:value="6.24039" calcext:value-type="float">
            <text:p>6.2403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585.7" calcext:value-type="float">
            <text:p>5585.7</text:p>
          </table:table-cell>
          <table:table-cell table:formula="of:=2891-[.C114]" office:value-type="float" office:value="2105.7" calcext:value-type="float">
            <text:p>2105.7</text:p>
          </table:table-cell>
          <table:table-cell office:value-type="float" office:value="785.3" calcext:value-type="float">
            <text:p>785.3</text:p>
          </table:table-cell>
          <table:table-cell office:value-type="float" office:value="4.45194" calcext:value-type="float">
            <text:p>4.45194</text:p>
          </table:table-cell>
          <table:table-cell table:number-columns-repeated="2" office:value-type="float" office:value="11.09179" calcext:value-type="float">
            <text:p>11.09179</text:p>
          </table:table-cell>
          <table:table-cell table:number-columns-repeated="2" office:value-type="float" office:value="6.25067" calcext:value-type="float">
            <text:p>6.2506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535.7" calcext:value-type="float">
            <text:p>5535.7</text:p>
          </table:table-cell>
          <table:table-cell table:formula="of:=2891-[.C115]" office:value-type="float" office:value="2055.7" calcext:value-type="float">
            <text:p>2055.7</text:p>
          </table:table-cell>
          <table:table-cell office:value-type="float" office:value="835.3" calcext:value-type="float">
            <text:p>835.3</text:p>
          </table:table-cell>
          <table:table-cell office:value-type="float" office:value="4.48228" calcext:value-type="float">
            <text:p>4.48228</text:p>
          </table:table-cell>
          <table:table-cell table:number-columns-repeated="2" office:value-type="float" office:value="11.18192" calcext:value-type="float">
            <text:p>11.18192</text:p>
          </table:table-cell>
          <table:table-cell table:number-columns-repeated="2" office:value-type="float" office:value="6.28608" calcext:value-type="float">
            <text:p>6.28608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485.7" calcext:value-type="float">
            <text:p>5485.7</text:p>
          </table:table-cell>
          <table:table-cell table:formula="of:=2891-[.C116]" office:value-type="float" office:value="2005.7" calcext:value-type="float">
            <text:p>2005.7</text:p>
          </table:table-cell>
          <table:table-cell office:value-type="float" office:value="885.3" calcext:value-type="float">
            <text:p>885.3</text:p>
          </table:table-cell>
          <table:table-cell office:value-type="float" office:value="4.51232" calcext:value-type="float">
            <text:p>4.51232</text:p>
          </table:table-cell>
          <table:table-cell table:number-columns-repeated="2" office:value-type="float" office:value="11.26984" calcext:value-type="float">
            <text:p>11.26984</text:p>
          </table:table-cell>
          <table:table-cell table:number-columns-repeated="2" office:value-type="float" office:value="6.32065" calcext:value-type="float">
            <text:p>6.32065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435.7" calcext:value-type="float">
            <text:p>5435.7</text:p>
          </table:table-cell>
          <table:table-cell table:formula="of:=2891-[.C117]" office:value-type="float" office:value="1955.7" calcext:value-type="float">
            <text:p>1955.7</text:p>
          </table:table-cell>
          <table:table-cell office:value-type="float" office:value="935.3" calcext:value-type="float">
            <text:p>935.3</text:p>
          </table:table-cell>
          <table:table-cell office:value-type="float" office:value="4.54206" calcext:value-type="float">
            <text:p>4.54206</text:p>
          </table:table-cell>
          <table:table-cell table:number-columns-repeated="2" office:value-type="float" office:value="11.35563" calcext:value-type="float">
            <text:p>11.35563</text:p>
          </table:table-cell>
          <table:table-cell table:number-columns-repeated="2" office:value-type="float" office:value="6.35442" calcext:value-type="float">
            <text:p>6.3544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385.7" calcext:value-type="float">
            <text:p>5385.7</text:p>
          </table:table-cell>
          <table:table-cell table:formula="of:=2891-[.C118]" office:value-type="float" office:value="1905.7" calcext:value-type="float">
            <text:p>1905.7</text:p>
          </table:table-cell>
          <table:table-cell office:value-type="float" office:value="985.3" calcext:value-type="float">
            <text:p>985.3</text:p>
          </table:table-cell>
          <table:table-cell office:value-type="float" office:value="4.5715" calcext:value-type="float">
            <text:p>4.5715</text:p>
          </table:table-cell>
          <table:table-cell table:number-columns-repeated="2" office:value-type="float" office:value="11.43936" calcext:value-type="float">
            <text:p>11.43936</text:p>
          </table:table-cell>
          <table:table-cell table:number-columns-repeated="2" office:value-type="float" office:value="6.38742" calcext:value-type="float">
            <text:p>6.3874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335.7" calcext:value-type="float">
            <text:p>5335.7</text:p>
          </table:table-cell>
          <table:table-cell table:formula="of:=2891-[.C119]" office:value-type="float" office:value="1855.7" calcext:value-type="float">
            <text:p>1855.7</text:p>
          </table:table-cell>
          <table:table-cell office:value-type="float" office:value="1035.3" calcext:value-type="float">
            <text:p>1035.3</text:p>
          </table:table-cell>
          <table:table-cell office:value-type="float" office:value="4.60067" calcext:value-type="float">
            <text:p>4.60067</text:p>
          </table:table-cell>
          <table:table-cell table:number-columns-repeated="2" office:value-type="float" office:value="11.5211" calcext:value-type="float">
            <text:p>11.5211</text:p>
          </table:table-cell>
          <table:table-cell table:number-columns-repeated="2" office:value-type="float" office:value="6.41967" calcext:value-type="float">
            <text:p>6.4196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285.7" calcext:value-type="float">
            <text:p>5285.7</text:p>
          </table:table-cell>
          <table:table-cell table:formula="of:=2891-[.C120]" office:value-type="float" office:value="1805.7" calcext:value-type="float">
            <text:p>1805.7</text:p>
          </table:table-cell>
          <table:table-cell office:value-type="float" office:value="1085.3" calcext:value-type="float">
            <text:p>1085.3</text:p>
          </table:table-cell>
          <table:table-cell office:value-type="float" office:value="4.62956" calcext:value-type="float">
            <text:p>4.62956</text:p>
          </table:table-cell>
          <table:table-cell table:number-columns-repeated="2" office:value-type="float" office:value="11.60095" calcext:value-type="float">
            <text:p>11.60095</text:p>
          </table:table-cell>
          <table:table-cell table:number-columns-repeated="2" office:value-type="float" office:value="6.4512" calcext:value-type="float">
            <text:p>6.451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235.7" calcext:value-type="float">
            <text:p>5235.7</text:p>
          </table:table-cell>
          <table:table-cell table:formula="of:=2891-[.C121]" office:value-type="float" office:value="1755.7" calcext:value-type="float">
            <text:p>1755.7</text:p>
          </table:table-cell>
          <table:table-cell office:value-type="float" office:value="1135.3" calcext:value-type="float">
            <text:p>1135.3</text:p>
          </table:table-cell>
          <table:table-cell office:value-type="float" office:value="4.65819" calcext:value-type="float">
            <text:p>4.65819</text:p>
          </table:table-cell>
          <table:table-cell table:number-columns-repeated="2" office:value-type="float" office:value="11.67896" calcext:value-type="float">
            <text:p>11.67896</text:p>
          </table:table-cell>
          <table:table-cell table:number-columns-repeated="2" office:value-type="float" office:value="6.48204" calcext:value-type="float">
            <text:p>6.4820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185.7" calcext:value-type="float">
            <text:p>5185.7</text:p>
          </table:table-cell>
          <table:table-cell table:formula="of:=2891-[.C122]" office:value-type="float" office:value="1705.7" calcext:value-type="float">
            <text:p>1705.7</text:p>
          </table:table-cell>
          <table:table-cell office:value-type="float" office:value="1185.3" calcext:value-type="float">
            <text:p>1185.3</text:p>
          </table:table-cell>
          <table:table-cell office:value-type="float" office:value="4.68656" calcext:value-type="float">
            <text:p>4.68656</text:p>
          </table:table-cell>
          <table:table-cell table:number-columns-repeated="2" office:value-type="float" office:value="11.75523" calcext:value-type="float">
            <text:p>11.75523</text:p>
          </table:table-cell>
          <table:table-cell table:number-columns-repeated="2" office:value-type="float" office:value="6.5122" calcext:value-type="float">
            <text:p>6.512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135.7" calcext:value-type="float">
            <text:p>5135.7</text:p>
          </table:table-cell>
          <table:table-cell table:formula="of:=2891-[.C123]" office:value-type="float" office:value="1655.7" calcext:value-type="float">
            <text:p>1655.7</text:p>
          </table:table-cell>
          <table:table-cell office:value-type="float" office:value="1235.3" calcext:value-type="float">
            <text:p>1235.3</text:p>
          </table:table-cell>
          <table:table-cell office:value-type="float" office:value="4.71469" calcext:value-type="float">
            <text:p>4.71469</text:p>
          </table:table-cell>
          <table:table-cell table:number-columns-repeated="2" office:value-type="float" office:value="11.82983" calcext:value-type="float">
            <text:p>11.82983</text:p>
          </table:table-cell>
          <table:table-cell table:number-columns-repeated="2" office:value-type="float" office:value="6.54173" calcext:value-type="float">
            <text:p>6.5417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085.7" calcext:value-type="float">
            <text:p>5085.7</text:p>
          </table:table-cell>
          <table:table-cell table:formula="of:=2891-[.C124]" office:value-type="float" office:value="1605.7" calcext:value-type="float">
            <text:p>1605.7</text:p>
          </table:table-cell>
          <table:table-cell office:value-type="float" office:value="1285.3" calcext:value-type="float">
            <text:p>1285.3</text:p>
          </table:table-cell>
          <table:table-cell office:value-type="float" office:value="4.74259" calcext:value-type="float">
            <text:p>4.74259</text:p>
          </table:table-cell>
          <table:table-cell table:number-columns-repeated="2" office:value-type="float" office:value="11.90283" calcext:value-type="float">
            <text:p>11.90283</text:p>
          </table:table-cell>
          <table:table-cell table:number-columns-repeated="2" office:value-type="float" office:value="6.57064" calcext:value-type="float">
            <text:p>6.5706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035.7" calcext:value-type="float">
            <text:p>5035.7</text:p>
          </table:table-cell>
          <table:table-cell table:formula="of:=2891-[.C125]" office:value-type="float" office:value="1555.7" calcext:value-type="float">
            <text:p>1555.7</text:p>
          </table:table-cell>
          <table:table-cell office:value-type="float" office:value="1335.3" calcext:value-type="float">
            <text:p>1335.3</text:p>
          </table:table-cell>
          <table:table-cell office:value-type="float" office:value="4.77025" calcext:value-type="float">
            <text:p>4.77025</text:p>
          </table:table-cell>
          <table:table-cell table:number-columns-repeated="2" office:value-type="float" office:value="11.97431" calcext:value-type="float">
            <text:p>11.97431</text:p>
          </table:table-cell>
          <table:table-cell table:number-columns-repeated="2" office:value-type="float" office:value="6.59897" calcext:value-type="float">
            <text:p>6.5989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985.7" calcext:value-type="float">
            <text:p>4985.7</text:p>
          </table:table-cell>
          <table:table-cell table:formula="of:=2891-[.C126]" office:value-type="float" office:value="1505.7" calcext:value-type="float">
            <text:p>1505.7</text:p>
          </table:table-cell>
          <table:table-cell office:value-type="float" office:value="1385.3" calcext:value-type="float">
            <text:p>1385.3</text:p>
          </table:table-cell>
          <table:table-cell office:value-type="float" office:value="4.7977" calcext:value-type="float">
            <text:p>4.7977</text:p>
          </table:table-cell>
          <table:table-cell table:number-columns-repeated="2" office:value-type="float" office:value="12.04435" calcext:value-type="float">
            <text:p>12.04435</text:p>
          </table:table-cell>
          <table:table-cell table:number-columns-repeated="2" office:value-type="float" office:value="6.62674" calcext:value-type="float">
            <text:p>6.6267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935.7" calcext:value-type="float">
            <text:p>4935.7</text:p>
          </table:table-cell>
          <table:table-cell table:formula="of:=2891-[.C127]" office:value-type="float" office:value="1455.7" calcext:value-type="float">
            <text:p>1455.7</text:p>
          </table:table-cell>
          <table:table-cell office:value-type="float" office:value="1435.3" calcext:value-type="float">
            <text:p>1435.3</text:p>
          </table:table-cell>
          <table:table-cell office:value-type="float" office:value="4.82493" calcext:value-type="float">
            <text:p>4.82493</text:p>
          </table:table-cell>
          <table:table-cell table:number-columns-repeated="2" office:value-type="float" office:value="12.11304" calcext:value-type="float">
            <text:p>12.11304</text:p>
          </table:table-cell>
          <table:table-cell table:number-columns-repeated="2" office:value-type="float" office:value="6.65398" calcext:value-type="float">
            <text:p>6.65398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885.7" calcext:value-type="float">
            <text:p>4885.7</text:p>
          </table:table-cell>
          <table:table-cell table:formula="of:=2891-[.C128]" office:value-type="float" office:value="1405.7" calcext:value-type="float">
            <text:p>1405.7</text:p>
          </table:table-cell>
          <table:table-cell office:value-type="float" office:value="1485.3" calcext:value-type="float">
            <text:p>1485.3</text:p>
          </table:table-cell>
          <table:table-cell office:value-type="float" office:value="4.85196" calcext:value-type="float">
            <text:p>4.85196</text:p>
          </table:table-cell>
          <table:table-cell table:number-columns-repeated="2" office:value-type="float" office:value="12.18043" calcext:value-type="float">
            <text:p>12.18043</text:p>
          </table:table-cell>
          <table:table-cell table:number-columns-repeated="2" office:value-type="float" office:value="6.68071" calcext:value-type="float">
            <text:p>6.6807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835.7" calcext:value-type="float">
            <text:p>4835.7</text:p>
          </table:table-cell>
          <table:table-cell table:formula="of:=2891-[.C129]" office:value-type="float" office:value="1355.7" calcext:value-type="float">
            <text:p>1355.7</text:p>
          </table:table-cell>
          <table:table-cell office:value-type="float" office:value="1535.3" calcext:value-type="float">
            <text:p>1535.3</text:p>
          </table:table-cell>
          <table:table-cell office:value-type="float" office:value="4.87881" calcext:value-type="float">
            <text:p>4.87881</text:p>
          </table:table-cell>
          <table:table-cell table:number-columns-repeated="2" office:value-type="float" office:value="12.24662" calcext:value-type="float">
            <text:p>12.24662</text:p>
          </table:table-cell>
          <table:table-cell table:number-columns-repeated="2" office:value-type="float" office:value="6.70696" calcext:value-type="float">
            <text:p>6.70696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785.7" calcext:value-type="float">
            <text:p>4785.7</text:p>
          </table:table-cell>
          <table:table-cell table:formula="of:=2891-[.C130]" office:value-type="float" office:value="1305.7" calcext:value-type="float">
            <text:p>1305.7</text:p>
          </table:table-cell>
          <table:table-cell office:value-type="float" office:value="1585.3" calcext:value-type="float">
            <text:p>1585.3</text:p>
          </table:table-cell>
          <table:table-cell office:value-type="float" office:value="4.90547" calcext:value-type="float">
            <text:p>4.90547</text:p>
          </table:table-cell>
          <table:table-cell table:number-columns-repeated="2" office:value-type="float" office:value="12.31167" calcext:value-type="float">
            <text:p>12.31167</text:p>
          </table:table-cell>
          <table:table-cell table:number-columns-repeated="2" office:value-type="float" office:value="6.73276" calcext:value-type="float">
            <text:p>6.73276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735.7" calcext:value-type="float">
            <text:p>4735.7</text:p>
          </table:table-cell>
          <table:table-cell table:formula="of:=2891-[.C131]" office:value-type="float" office:value="1255.7" calcext:value-type="float">
            <text:p>1255.7</text:p>
          </table:table-cell>
          <table:table-cell office:value-type="float" office:value="1635.3" calcext:value-type="float">
            <text:p>1635.3</text:p>
          </table:table-cell>
          <table:table-cell office:value-type="float" office:value="4.93195" calcext:value-type="float">
            <text:p>4.93195</text:p>
          </table:table-cell>
          <table:table-cell table:number-columns-repeated="2" office:value-type="float" office:value="12.37567" calcext:value-type="float">
            <text:p>12.37567</text:p>
          </table:table-cell>
          <table:table-cell table:number-columns-repeated="2" office:value-type="float" office:value="6.75813" calcext:value-type="float">
            <text:p>6.7581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685.7" calcext:value-type="float">
            <text:p>4685.7</text:p>
          </table:table-cell>
          <table:table-cell table:formula="of:=2891-[.C132]" office:value-type="float" office:value="1205.7" calcext:value-type="float">
            <text:p>1205.7</text:p>
          </table:table-cell>
          <table:table-cell office:value-type="float" office:value="1685.3" calcext:value-type="float">
            <text:p>1685.3</text:p>
          </table:table-cell>
          <table:table-cell office:value-type="float" office:value="4.95827" calcext:value-type="float">
            <text:p>4.95827</text:p>
          </table:table-cell>
          <table:table-cell table:number-columns-repeated="2" office:value-type="float" office:value="12.4387" calcext:value-type="float">
            <text:p>12.4387</text:p>
          </table:table-cell>
          <table:table-cell table:number-columns-repeated="2" office:value-type="float" office:value="6.78311" calcext:value-type="float">
            <text:p>6.7831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635.7" calcext:value-type="float">
            <text:p>4635.7</text:p>
          </table:table-cell>
          <table:table-cell table:formula="of:=2891-[.C133]" office:value-type="float" office:value="1155.7" calcext:value-type="float">
            <text:p>1155.7</text:p>
          </table:table-cell>
          <table:table-cell office:value-type="float" office:value="1735.3" calcext:value-type="float">
            <text:p>1735.3</text:p>
          </table:table-cell>
          <table:table-cell office:value-type="float" office:value="4.98443" calcext:value-type="float">
            <text:p>4.98443</text:p>
          </table:table-cell>
          <table:table-cell table:number-columns-repeated="2" office:value-type="float" office:value="12.50083" calcext:value-type="float">
            <text:p>12.50083</text:p>
          </table:table-cell>
          <table:table-cell table:number-columns-repeated="2" office:value-type="float" office:value="6.80771" calcext:value-type="float">
            <text:p>6.8077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585.7" calcext:value-type="float">
            <text:p>4585.7</text:p>
          </table:table-cell>
          <table:table-cell table:formula="of:=2891-[.C134]" office:value-type="float" office:value="1105.7" calcext:value-type="float">
            <text:p>1105.7</text:p>
          </table:table-cell>
          <table:table-cell office:value-type="float" office:value="1785.3" calcext:value-type="float">
            <text:p>1785.3</text:p>
          </table:table-cell>
          <table:table-cell office:value-type="float" office:value="5.01045" calcext:value-type="float">
            <text:p>5.01045</text:p>
          </table:table-cell>
          <table:table-cell table:number-columns-repeated="2" office:value-type="float" office:value="12.56213" calcext:value-type="float">
            <text:p>12.56213</text:p>
          </table:table-cell>
          <table:table-cell table:number-columns-repeated="2" office:value-type="float" office:value="6.83197" calcext:value-type="float">
            <text:p>6.8319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535.7" calcext:value-type="float">
            <text:p>4535.7</text:p>
          </table:table-cell>
          <table:table-cell table:formula="of:=2891-[.C135]" office:value-type="float" office:value="1055.7" calcext:value-type="float">
            <text:p>1055.7</text:p>
          </table:table-cell>
          <table:table-cell office:value-type="float" office:value="1835.3" calcext:value-type="float">
            <text:p>1835.3</text:p>
          </table:table-cell>
          <table:table-cell office:value-type="float" office:value="5.03633" calcext:value-type="float">
            <text:p>5.03633</text:p>
          </table:table-cell>
          <table:table-cell table:number-columns-repeated="2" office:value-type="float" office:value="12.62269" calcext:value-type="float">
            <text:p>12.62269</text:p>
          </table:table-cell>
          <table:table-cell table:number-columns-repeated="2" office:value-type="float" office:value="6.85592" calcext:value-type="float">
            <text:p>6.8559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485.7" calcext:value-type="float">
            <text:p>4485.7</text:p>
          </table:table-cell>
          <table:table-cell table:formula="of:=2891-[.C136]" office:value-type="float" office:value="1005.7" calcext:value-type="float">
            <text:p>1005.7</text:p>
          </table:table-cell>
          <table:table-cell office:value-type="float" office:value="1885.3" calcext:value-type="float">
            <text:p>1885.3</text:p>
          </table:table-cell>
          <table:table-cell office:value-type="float" office:value="5.06208" calcext:value-type="float">
            <text:p>5.06208</text:p>
          </table:table-cell>
          <table:table-cell table:number-columns-repeated="2" office:value-type="float" office:value="12.68258" calcext:value-type="float">
            <text:p>12.68258</text:p>
          </table:table-cell>
          <table:table-cell table:number-columns-repeated="2" office:value-type="float" office:value="6.87957" calcext:value-type="float">
            <text:p>6.8795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435.7" calcext:value-type="float">
            <text:p>4435.7</text:p>
          </table:table-cell>
          <table:table-cell table:formula="of:=2891-[.C137]" office:value-type="float" office:value="955.7" calcext:value-type="float">
            <text:p>955.7</text:p>
          </table:table-cell>
          <table:table-cell office:value-type="float" office:value="1935.3" calcext:value-type="float">
            <text:p>1935.3</text:p>
          </table:table-cell>
          <table:table-cell office:value-type="float" office:value="5.0877" calcext:value-type="float">
            <text:p>5.0877</text:p>
          </table:table-cell>
          <table:table-cell table:number-columns-repeated="2" office:value-type="float" office:value="12.74188" calcext:value-type="float">
            <text:p>12.74188</text:p>
          </table:table-cell>
          <table:table-cell table:number-columns-repeated="2" office:value-type="float" office:value="6.90296" calcext:value-type="float">
            <text:p>6.90296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385.7" calcext:value-type="float">
            <text:p>4385.7</text:p>
          </table:table-cell>
          <table:table-cell table:formula="of:=2891-[.C138]" office:value-type="float" office:value="905.7" calcext:value-type="float">
            <text:p>905.7</text:p>
          </table:table-cell>
          <table:table-cell office:value-type="float" office:value="1985.3" calcext:value-type="float">
            <text:p>1985.3</text:p>
          </table:table-cell>
          <table:table-cell office:value-type="float" office:value="5.11322" calcext:value-type="float">
            <text:p>5.11322</text:p>
          </table:table-cell>
          <table:table-cell table:number-columns-repeated="2" office:value-type="float" office:value="12.80067" calcext:value-type="float">
            <text:p>12.80067</text:p>
          </table:table-cell>
          <table:table-cell table:number-columns-repeated="2" office:value-type="float" office:value="6.92611" calcext:value-type="float">
            <text:p>6.9261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335.7" calcext:value-type="float">
            <text:p>4335.7</text:p>
          </table:table-cell>
          <table:table-cell table:formula="of:=2891-[.C139]" office:value-type="float" office:value="855.7" calcext:value-type="float">
            <text:p>855.7</text:p>
          </table:table-cell>
          <table:table-cell office:value-type="float" office:value="2035.3" calcext:value-type="float">
            <text:p>2035.3</text:p>
          </table:table-cell>
          <table:table-cell office:value-type="float" office:value="5.13863" calcext:value-type="float">
            <text:p>5.13863</text:p>
          </table:table-cell>
          <table:table-cell table:number-columns-repeated="2" office:value-type="float" office:value="12.85902" calcext:value-type="float">
            <text:p>12.85902</text:p>
          </table:table-cell>
          <table:table-cell table:number-columns-repeated="2" office:value-type="float" office:value="6.94906" calcext:value-type="float">
            <text:p>6.94906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285.7" calcext:value-type="float">
            <text:p>4285.7</text:p>
          </table:table-cell>
          <table:table-cell table:formula="of:=2891-[.C140]" office:value-type="float" office:value="805.7" calcext:value-type="float">
            <text:p>805.7</text:p>
          </table:table-cell>
          <table:table-cell office:value-type="float" office:value="2085.3" calcext:value-type="float">
            <text:p>2085.3</text:p>
          </table:table-cell>
          <table:table-cell office:value-type="float" office:value="5.16395" calcext:value-type="float">
            <text:p>5.16395</text:p>
          </table:table-cell>
          <table:table-cell table:number-columns-repeated="2" office:value-type="float" office:value="12.91702" calcext:value-type="float">
            <text:p>12.91702</text:p>
          </table:table-cell>
          <table:table-cell table:number-columns-repeated="2" office:value-type="float" office:value="6.97182" calcext:value-type="float">
            <text:p>6.9718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235.7" calcext:value-type="float">
            <text:p>4235.7</text:p>
          </table:table-cell>
          <table:table-cell table:formula="of:=2891-[.C141]" office:value-type="float" office:value="755.7" calcext:value-type="float">
            <text:p>755.7</text:p>
          </table:table-cell>
          <table:table-cell office:value-type="float" office:value="2135.3" calcext:value-type="float">
            <text:p>2135.3</text:p>
          </table:table-cell>
          <table:table-cell office:value-type="float" office:value="5.18919" calcext:value-type="float">
            <text:p>5.18919</text:p>
          </table:table-cell>
          <table:table-cell table:number-columns-repeated="2" office:value-type="float" office:value="12.97473" calcext:value-type="float">
            <text:p>12.97473</text:p>
          </table:table-cell>
          <table:table-cell table:number-columns-repeated="2" office:value-type="float" office:value="6.99442" calcext:value-type="float">
            <text:p>6.9944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185.7" calcext:value-type="float">
            <text:p>4185.7</text:p>
          </table:table-cell>
          <table:table-cell table:formula="of:=2891-[.C142]" office:value-type="float" office:value="705.7" calcext:value-type="float">
            <text:p>705.7</text:p>
          </table:table-cell>
          <table:table-cell office:value-type="float" office:value="2185.3" calcext:value-type="float">
            <text:p>2185.3</text:p>
          </table:table-cell>
          <table:table-cell office:value-type="float" office:value="5.21434" calcext:value-type="float">
            <text:p>5.21434</text:p>
          </table:table-cell>
          <table:table-cell table:number-columns-repeated="2" office:value-type="float" office:value="13.03224" calcext:value-type="float">
            <text:p>13.03224</text:p>
          </table:table-cell>
          <table:table-cell table:number-columns-repeated="2" office:value-type="float" office:value="7.0169" calcext:value-type="float">
            <text:p>7.016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135.7" calcext:value-type="float">
            <text:p>4135.7</text:p>
          </table:table-cell>
          <table:table-cell table:formula="of:=2891-[.C143]" office:value-type="float" office:value="655.7" calcext:value-type="float">
            <text:p>655.7</text:p>
          </table:table-cell>
          <table:table-cell office:value-type="float" office:value="2235.3" calcext:value-type="float">
            <text:p>2235.3</text:p>
          </table:table-cell>
          <table:table-cell office:value-type="float" office:value="5.23944" calcext:value-type="float">
            <text:p>5.23944</text:p>
          </table:table-cell>
          <table:table-cell table:number-columns-repeated="2" office:value-type="float" office:value="13.08963" calcext:value-type="float">
            <text:p>13.08963</text:p>
          </table:table-cell>
          <table:table-cell table:number-columns-repeated="2" office:value-type="float" office:value="7.03927" calcext:value-type="float">
            <text:p>7.0392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085.7" calcext:value-type="float">
            <text:p>4085.7</text:p>
          </table:table-cell>
          <table:table-cell table:formula="of:=2891-[.C144]" office:value-type="float" office:value="605.7" calcext:value-type="float">
            <text:p>605.7</text:p>
          </table:table-cell>
          <table:table-cell office:value-type="float" office:value="2285.3" calcext:value-type="float">
            <text:p>2285.3</text:p>
          </table:table-cell>
          <table:table-cell office:value-type="float" office:value="5.26447" calcext:value-type="float">
            <text:p>5.26447</text:p>
          </table:table-cell>
          <table:table-cell table:number-columns-repeated="2" office:value-type="float" office:value="13.14696" calcext:value-type="float">
            <text:p>13.14696</text:p>
          </table:table-cell>
          <table:table-cell table:number-columns-repeated="2" office:value-type="float" office:value="7.06157" calcext:value-type="float">
            <text:p>7.0615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4035.7" calcext:value-type="float">
            <text:p>4035.7</text:p>
          </table:table-cell>
          <table:table-cell table:formula="of:=2891-[.C145]" office:value-type="float" office:value="555.7" calcext:value-type="float">
            <text:p>555.7</text:p>
          </table:table-cell>
          <table:table-cell office:value-type="float" office:value="2335.3" calcext:value-type="float">
            <text:p>2335.3</text:p>
          </table:table-cell>
          <table:table-cell office:value-type="float" office:value="5.28945" calcext:value-type="float">
            <text:p>5.28945</text:p>
          </table:table-cell>
          <table:table-cell table:number-columns-repeated="2" office:value-type="float" office:value="13.20432" calcext:value-type="float">
            <text:p>13.20432</text:p>
          </table:table-cell>
          <table:table-cell table:number-columns-repeated="2" office:value-type="float" office:value="7.08382" calcext:value-type="float">
            <text:p>7.0838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985.7" calcext:value-type="float">
            <text:p>3985.7</text:p>
          </table:table-cell>
          <table:table-cell table:formula="of:=2891-[.C146]" office:value-type="float" office:value="505.7" calcext:value-type="float">
            <text:p>505.7</text:p>
          </table:table-cell>
          <table:table-cell office:value-type="float" office:value="2385.3" calcext:value-type="float">
            <text:p>2385.3</text:p>
          </table:table-cell>
          <table:table-cell office:value-type="float" office:value="5.3144" calcext:value-type="float">
            <text:p>5.3144</text:p>
          </table:table-cell>
          <table:table-cell table:number-columns-repeated="2" office:value-type="float" office:value="13.26179" calcext:value-type="float">
            <text:p>13.26179</text:p>
          </table:table-cell>
          <table:table-cell table:number-columns-repeated="2" office:value-type="float" office:value="7.10605" calcext:value-type="float">
            <text:p>7.10605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935.7" calcext:value-type="float">
            <text:p>3935.7</text:p>
          </table:table-cell>
          <table:table-cell table:formula="of:=2891-[.C147]" office:value-type="float" office:value="455.7" calcext:value-type="float">
            <text:p>455.7</text:p>
          </table:table-cell>
          <table:table-cell office:value-type="float" office:value="2435.3" calcext:value-type="float">
            <text:p>2435.3</text:p>
          </table:table-cell>
          <table:table-cell office:value-type="float" office:value="5.33931" calcext:value-type="float">
            <text:p>5.33931</text:p>
          </table:table-cell>
          <table:table-cell table:number-columns-repeated="2" office:value-type="float" office:value="13.31944" calcext:value-type="float">
            <text:p>13.31944</text:p>
          </table:table-cell>
          <table:table-cell table:number-columns-repeated="2" office:value-type="float" office:value="7.12828" calcext:value-type="float">
            <text:p>7.12828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885.7" calcext:value-type="float">
            <text:p>3885.7</text:p>
          </table:table-cell>
          <table:table-cell table:formula="of:=2891-[.C148]" office:value-type="float" office:value="405.7" calcext:value-type="float">
            <text:p>405.7</text:p>
          </table:table-cell>
          <table:table-cell office:value-type="float" office:value="2485.3" calcext:value-type="float">
            <text:p>2485.3</text:p>
          </table:table-cell>
          <table:table-cell office:value-type="float" office:value="5.3642" calcext:value-type="float">
            <text:p>5.3642</text:p>
          </table:table-cell>
          <table:table-cell table:number-columns-repeated="2" office:value-type="float" office:value="13.37735" calcext:value-type="float">
            <text:p>13.37735</text:p>
          </table:table-cell>
          <table:table-cell table:number-columns-repeated="2" office:value-type="float" office:value="7.15055" calcext:value-type="float">
            <text:p>7.15055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835.7" calcext:value-type="float">
            <text:p>3835.7</text:p>
          </table:table-cell>
          <table:table-cell table:formula="of:=2891-[.C149]" office:value-type="float" office:value="355.7" calcext:value-type="float">
            <text:p>355.7</text:p>
          </table:table-cell>
          <table:table-cell office:value-type="float" office:value="2535.3" calcext:value-type="float">
            <text:p>2535.3</text:p>
          </table:table-cell>
          <table:table-cell office:value-type="float" office:value="5.38908" calcext:value-type="float">
            <text:p>5.38908</text:p>
          </table:table-cell>
          <table:table-cell table:number-columns-repeated="2" office:value-type="float" office:value="13.4356" calcext:value-type="float">
            <text:p>13.4356</text:p>
          </table:table-cell>
          <table:table-cell table:number-columns-repeated="2" office:value-type="float" office:value="7.17287" calcext:value-type="float">
            <text:p>7.1728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785.7" calcext:value-type="float">
            <text:p>3785.7</text:p>
          </table:table-cell>
          <table:table-cell table:formula="of:=2891-[.C150]" office:value-type="float" office:value="305.7" calcext:value-type="float">
            <text:p>305.7</text:p>
          </table:table-cell>
          <table:table-cell office:value-type="float" office:value="2585.3" calcext:value-type="float">
            <text:p>2585.3</text:p>
          </table:table-cell>
          <table:table-cell office:value-type="float" office:value="5.41395" calcext:value-type="float">
            <text:p>5.41395</text:p>
          </table:table-cell>
          <table:table-cell table:number-columns-repeated="2" office:value-type="float" office:value="13.49426" calcext:value-type="float">
            <text:p>13.49426</text:p>
          </table:table-cell>
          <table:table-cell table:number-columns-repeated="2" office:value-type="float" office:value="7.19529" calcext:value-type="float">
            <text:p>7.1952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735.7" calcext:value-type="float">
            <text:p>3735.7</text:p>
          </table:table-cell>
          <table:table-cell table:formula="of:=2891-[.C151]" office:value-type="float" office:value="255.7" calcext:value-type="float">
            <text:p>255.7</text:p>
          </table:table-cell>
          <table:table-cell office:value-type="float" office:value="2635.3" calcext:value-type="float">
            <text:p>2635.3</text:p>
          </table:table-cell>
          <table:table-cell office:value-type="float" office:value="5.43883" calcext:value-type="float">
            <text:p>5.43883</text:p>
          </table:table-cell>
          <table:table-cell table:number-columns-repeated="2" office:value-type="float" office:value="13.55341" calcext:value-type="float">
            <text:p>13.55341</text:p>
          </table:table-cell>
          <table:table-cell table:number-columns-repeated="2" office:value-type="float" office:value="7.21781" calcext:value-type="float">
            <text:p>7.2178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685.7" calcext:value-type="float">
            <text:p>3685.7</text:p>
          </table:table-cell>
          <table:table-cell table:formula="of:=2891-[.C152]" office:value-type="float" office:value="205.7" calcext:value-type="float">
            <text:p>205.7</text:p>
          </table:table-cell>
          <table:table-cell office:value-type="float" office:value="2685.3" calcext:value-type="float">
            <text:p>2685.3</text:p>
          </table:table-cell>
          <table:table-cell office:value-type="float" office:value="5.46372" calcext:value-type="float">
            <text:p>5.46372</text:p>
          </table:table-cell>
          <table:table-cell table:number-columns-repeated="2" office:value-type="float" office:value="13.61313" calcext:value-type="float">
            <text:p>13.61313</text:p>
          </table:table-cell>
          <table:table-cell table:number-columns-repeated="2" office:value-type="float" office:value="7.24048" calcext:value-type="float">
            <text:p>7.24048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635.7" calcext:value-type="float">
            <text:p>3635.7</text:p>
          </table:table-cell>
          <table:table-cell table:formula="of:=2891-[.C153]" office:value-type="float" office:value="155.7" calcext:value-type="float">
            <text:p>155.7</text:p>
          </table:table-cell>
          <table:table-cell office:value-type="float" office:value="2735.3" calcext:value-type="float">
            <text:p>2735.3</text:p>
          </table:table-cell>
          <table:table-cell office:value-type="float" office:value="5.48863" calcext:value-type="float">
            <text:p>5.48863</text:p>
          </table:table-cell>
          <table:table-cell table:number-columns-repeated="2" office:value-type="float" office:value="13.6735" calcext:value-type="float">
            <text:p>13.6735</text:p>
          </table:table-cell>
          <table:table-cell table:number-columns-repeated="2" office:value-type="float" office:value="7.26331" calcext:value-type="float">
            <text:p>7.2633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2891-[.C154]" office:value-type="float" office:value="150" calcext:value-type="float">
            <text:p>150</text:p>
          </table:table-cell>
          <table:table-cell office:value-type="float" office:value="2741" calcext:value-type="float">
            <text:p>2741</text:p>
          </table:table-cell>
          <table:table-cell office:value-type="float" office:value="5.49148" calcext:value-type="float">
            <text:p>5.49148</text:p>
          </table:table-cell>
          <table:table-cell table:number-columns-repeated="2" office:value-type="float" office:value="13.68042" calcext:value-type="float">
            <text:p>13.68042</text:p>
          </table:table-cell>
          <table:table-cell table:number-columns-repeated="2" office:value-type="float" office:value="7.26593" calcext:value-type="float">
            <text:p>7.2659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2891-[.C155]" office:value-type="float" office:value="150" calcext:value-type="float">
            <text:p>150</text:p>
          </table:table-cell>
          <table:table-cell office:value-type="float" office:value="2741" calcext:value-type="float">
            <text:p>2741</text:p>
          </table:table-cell>
          <table:table-cell office:value-type="float" office:value="5.49148" calcext:value-type="float">
            <text:p>5.49148</text:p>
          </table:table-cell>
          <table:table-cell table:number-columns-repeated="2" office:value-type="float" office:value="13.68044" calcext:value-type="float">
            <text:p>13.68044</text:p>
          </table:table-cell>
          <table:table-cell table:number-columns-repeated="2" office:value-type="float" office:value="7.26597" calcext:value-type="float">
            <text:p>7.2659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585.7" calcext:value-type="float">
            <text:p>3585.7</text:p>
          </table:table-cell>
          <table:table-cell table:formula="of:=2891-[.C156]" office:value-type="float" office:value="105.7" calcext:value-type="float">
            <text:p>105.7</text:p>
          </table:table-cell>
          <table:table-cell office:value-type="float" office:value="2785.3" calcext:value-type="float">
            <text:p>2785.3</text:p>
          </table:table-cell>
          <table:table-cell office:value-type="float" office:value="5.51358" calcext:value-type="float">
            <text:p>5.51358</text:p>
          </table:table-cell>
          <table:table-cell table:number-columns-repeated="2" office:value-type="float" office:value="13.69098" calcext:value-type="float">
            <text:p>13.69098</text:p>
          </table:table-cell>
          <table:table-cell table:number-columns-repeated="2" office:value-type="float" office:value="7.26563" calcext:value-type="float">
            <text:p>7.2656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535.7" calcext:value-type="float">
            <text:p>3535.7</text:p>
          </table:table-cell>
          <table:table-cell table:formula="of:=2891-[.C157]" office:value-type="float" office:value="55.6999999999998" calcext:value-type="float">
            <text:p>55.7</text:p>
          </table:table-cell>
          <table:table-cell office:value-type="float" office:value="2835.3" calcext:value-type="float">
            <text:p>2835.3</text:p>
          </table:table-cell>
          <table:table-cell office:value-type="float" office:value="5.53856" calcext:value-type="float">
            <text:p>5.53856</text:p>
          </table:table-cell>
          <table:table-cell table:number-columns-repeated="2" office:value-type="float" office:value="13.70302" calcext:value-type="float">
            <text:p>13.70302</text:p>
          </table:table-cell>
          <table:table-cell table:number-columns-repeated="2" office:value-type="float" office:value="7.2652" calcext:value-type="float">
            <text:p>7.265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485.7" calcext:value-type="float">
            <text:p>3485.7</text:p>
          </table:table-cell>
          <table:table-cell table:formula="of:=2891-[.C158]" office:value-type="float" office:value="5.69999999999982" calcext:value-type="float">
            <text:p>5.7</text:p>
          </table:table-cell>
          <table:table-cell office:value-type="float" office:value="2885.3" calcext:value-type="float">
            <text:p>2885.3</text:p>
          </table:table-cell>
          <table:table-cell office:value-type="float" office:value="5.5636" calcext:value-type="float">
            <text:p>5.5636</text:p>
          </table:table-cell>
          <table:table-cell table:number-columns-repeated="2" office:value-type="float" office:value="13.71522" calcext:value-type="float">
            <text:p>13.71522</text:p>
          </table:table-cell>
          <table:table-cell table:number-columns-repeated="2" office:value-type="float" office:value="7.26471" calcext:value-type="float">
            <text:p>7.2647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2891-[.C159]" office:value-type="float" office:value="0" calcext:value-type="float">
            <text:p>0</text:p>
          </table:table-cell>
          <table:table-cell office:value-type="float" office:value="2891" calcext:value-type="float">
            <text:p>2891</text:p>
          </table:table-cell>
          <table:table-cell office:value-type="float" office:value="5.56646" calcext:value-type="float">
            <text:p>5.56646</text:p>
          </table:table-cell>
          <table:table-cell table:number-columns-repeated="2" office:value-type="float" office:value="13.71662" calcext:value-type="float">
            <text:p>13.71662</text:p>
          </table:table-cell>
          <table:table-cell table:number-columns-repeated="2" office:value-type="float" office:value="7.26465" calcext:value-type="float">
            <text:p>7.26465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3480" calcext:value-type="float">
            <text:p>3480</text:p>
          </table:table-cell>
          <table:table-cell table:style-name="ce1"/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9.90344" calcext:value-type="float">
            <text:p>9.90344</text:p>
          </table:table-cell>
          <table:table-cell table:number-columns-repeated="2" table:style-name="ce1" office:value-type="float" office:value="8.06479" calcext:value-type="float">
            <text:p>8.064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3400" calcext:value-type="float">
            <text:p>3400</text:p>
          </table:table-cell>
          <table:table-cell table:style-name="ce1"/>
          <table:table-cell table:style-name="ce1" office:value-type="float" office:value="2971" calcext:value-type="float">
            <text:p>2971</text:p>
          </table:table-cell>
          <table:table-cell table:style-name="ce1" office:value-type="float" office:value="10.02942" calcext:value-type="float">
            <text:p>10.02942</text:p>
          </table:table-cell>
          <table:table-cell table:number-columns-repeated="2" table:style-name="ce1" office:value-type="float" office:value="8.19943" calcext:value-type="float">
            <text:p>8.199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3300" calcext:value-type="float">
            <text:p>3300</text:p>
          </table:table-cell>
          <table:table-cell table:style-name="ce1"/>
          <table:table-cell table:style-name="ce1" office:value-type="float" office:value="3071" calcext:value-type="float">
            <text:p>3071</text:p>
          </table:table-cell>
          <table:table-cell table:style-name="ce1" office:value-type="float" office:value="10.18136" calcext:value-type="float">
            <text:p>10.18136</text:p>
          </table:table-cell>
          <table:table-cell table:number-columns-repeated="2" table:style-name="ce1" office:value-type="float" office:value="8.36024" calcext:value-type="float">
            <text:p>8.360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3200" calcext:value-type="float">
            <text:p>3200</text:p>
          </table:table-cell>
          <table:table-cell table:style-name="ce1"/>
          <table:table-cell table:style-name="ce1" office:value-type="float" office:value="3171" calcext:value-type="float">
            <text:p>3171</text:p>
          </table:table-cell>
          <table:table-cell table:style-name="ce1" office:value-type="float" office:value="10.32727" calcext:value-type="float">
            <text:p>10.32727</text:p>
          </table:table-cell>
          <table:table-cell table:number-columns-repeated="2" table:style-name="ce1" office:value-type="float" office:value="8.51302" calcext:value-type="float">
            <text:p>8.513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3100" calcext:value-type="float">
            <text:p>3100</text:p>
          </table:table-cell>
          <table:table-cell table:style-name="ce1"/>
          <table:table-cell table:style-name="ce1" office:value-type="float" office:value="3271" calcext:value-type="float">
            <text:p>3271</text:p>
          </table:table-cell>
          <table:table-cell table:style-name="ce1" office:value-type="float" office:value="10.46729" calcext:value-type="float">
            <text:p>10.46729</text:p>
          </table:table-cell>
          <table:table-cell table:number-columns-repeated="2" table:style-name="ce1" office:value-type="float" office:value="8.65809" calcext:value-type="float">
            <text:p>8.65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/>
          <table:table-cell table:style-name="ce1" office:value-type="float" office:value="3371" calcext:value-type="float">
            <text:p>3371</text:p>
          </table:table-cell>
          <table:table-cell table:style-name="ce1" office:value-type="float" office:value="10.60153" calcext:value-type="float">
            <text:p>10.60153</text:p>
          </table:table-cell>
          <table:table-cell table:number-columns-repeated="2" table:style-name="ce1" office:value-type="float" office:value="8.79577" calcext:value-type="float">
            <text:p>8.79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900" calcext:value-type="float">
            <text:p>2900</text:p>
          </table:table-cell>
          <table:table-cell table:style-name="ce1"/>
          <table:table-cell table:style-name="ce1" office:value-type="float" office:value="3471" calcext:value-type="float">
            <text:p>3471</text:p>
          </table:table-cell>
          <table:table-cell table:style-name="ce1" office:value-type="float" office:value="10.73013" calcext:value-type="float">
            <text:p>10.73013</text:p>
          </table:table-cell>
          <table:table-cell table:number-columns-repeated="2" table:style-name="ce1" office:value-type="float" office:value="8.92636" calcext:value-type="float">
            <text:p>8.926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/>
          <table:table-cell table:style-name="ce1" office:value-type="float" office:value="3571" calcext:value-type="float">
            <text:p>3571</text:p>
          </table:table-cell>
          <table:table-cell table:style-name="ce1" office:value-type="float" office:value="10.85322" calcext:value-type="float">
            <text:p>10.85322</text:p>
          </table:table-cell>
          <table:table-cell table:number-columns-repeated="2" table:style-name="ce1" office:value-type="float" office:value="9.05019" calcext:value-type="float">
            <text:p>9.050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700" calcext:value-type="float">
            <text:p>2700</text:p>
          </table:table-cell>
          <table:table-cell table:style-name="ce1"/>
          <table:table-cell table:style-name="ce1" office:value-type="float" office:value="3671" calcext:value-type="float">
            <text:p>3671</text:p>
          </table:table-cell>
          <table:table-cell table:style-name="ce1" office:value-type="float" office:value="10.97092" calcext:value-type="float">
            <text:p>10.97092</text:p>
          </table:table-cell>
          <table:table-cell table:number-columns-repeated="2" table:style-name="ce1" office:value-type="float" office:value="9.16756" calcext:value-type="float">
            <text:p>9.167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table:style-name="ce1"/>
          <table:table-cell table:style-name="ce1" office:value-type="float" office:value="3771" calcext:value-type="float">
            <text:p>3771</text:p>
          </table:table-cell>
          <table:table-cell table:style-name="ce1" office:value-type="float" office:value="11.08336" calcext:value-type="float">
            <text:p>11.08336</text:p>
          </table:table-cell>
          <table:table-cell table:number-columns-repeated="2" table:style-name="ce1" office:value-type="float" office:value="9.2788" calcext:value-type="float">
            <text:p>9.27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1"/>
          <table:table-cell table:style-name="ce1" office:value-type="float" office:value="3871" calcext:value-type="float">
            <text:p>3871</text:p>
          </table:table-cell>
          <table:table-cell table:style-name="ce1" office:value-type="float" office:value="11.19067" calcext:value-type="float">
            <text:p>11.19067</text:p>
          </table:table-cell>
          <table:table-cell table:number-columns-repeated="2" table:style-name="ce1" office:value-type="float" office:value="9.38422" calcext:value-type="float">
            <text:p>9.384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1"/>
          <table:table-cell table:style-name="ce1" office:value-type="float" office:value="3971" calcext:value-type="float">
            <text:p>3971</text:p>
          </table:table-cell>
          <table:table-cell table:style-name="ce1" office:value-type="float" office:value="11.29298" calcext:value-type="float">
            <text:p>11.29298</text:p>
          </table:table-cell>
          <table:table-cell table:number-columns-repeated="2" table:style-name="ce1" office:value-type="float" office:value="9.48413" calcext:value-type="float">
            <text:p>9.484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table:style-name="ce1"/>
          <table:table-cell table:style-name="ce1" office:value-type="float" office:value="4071" calcext:value-type="float">
            <text:p>4071</text:p>
          </table:table-cell>
          <table:table-cell table:style-name="ce1" office:value-type="float" office:value="11.39042" calcext:value-type="float">
            <text:p>11.39042</text:p>
          </table:table-cell>
          <table:table-cell table:number-columns-repeated="2" table:style-name="ce1" office:value-type="float" office:value="9.57885" calcext:value-type="float">
            <text:p>9.578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221.5" calcext:value-type="float">
            <text:p>2221.5</text:p>
          </table:table-cell>
          <table:table-cell table:style-name="ce1"/>
          <table:table-cell table:style-name="ce1" office:value-type="float" office:value="4149.5" calcext:value-type="float">
            <text:p>4149.5</text:p>
          </table:table-cell>
          <table:table-cell table:style-name="ce1" office:value-type="float" office:value="11.46358" calcext:value-type="float">
            <text:p>11.46358</text:p>
          </table:table-cell>
          <table:table-cell table:number-columns-repeated="2" table:style-name="ce1" office:value-type="float" office:value="9.64977" calcext:value-type="float">
            <text:p>9.649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4171" calcext:value-type="float">
            <text:p>4171</text:p>
          </table:table-cell>
          <table:table-cell table:style-name="ce1" office:value-type="float" office:value="11.48311" calcext:value-type="float">
            <text:p>11.48311</text:p>
          </table:table-cell>
          <table:table-cell table:number-columns-repeated="2" table:style-name="ce1" office:value-type="float" office:value="9.66869" calcext:value-type="float">
            <text:p>9.668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4271" calcext:value-type="float">
            <text:p>4271</text:p>
          </table:table-cell>
          <table:table-cell table:style-name="ce1" office:value-type="float" office:value="11.57119" calcext:value-type="float">
            <text:p>11.57119</text:p>
          </table:table-cell>
          <table:table-cell table:number-columns-repeated="2" table:style-name="ce1" office:value-type="float" office:value="9.75397" calcext:value-type="float">
            <text:p>9.753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4371" calcext:value-type="float">
            <text:p>4371</text:p>
          </table:table-cell>
          <table:table-cell table:style-name="ce1" office:value-type="float" office:value="11.65478" calcext:value-type="float">
            <text:p>11.65478</text:p>
          </table:table-cell>
          <table:table-cell table:number-columns-repeated="2" table:style-name="ce1" office:value-type="float" office:value="9.835" calcext:value-type="float">
            <text:p>9.8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4471" calcext:value-type="float">
            <text:p>4471</text:p>
          </table:table-cell>
          <table:table-cell table:style-name="ce1" office:value-type="float" office:value="11.73401" calcext:value-type="float">
            <text:p>11.73401</text:p>
          </table:table-cell>
          <table:table-cell table:number-columns-repeated="2" table:style-name="ce1" office:value-type="float" office:value="9.9121" calcext:value-type="float">
            <text:p>9.9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4571" calcext:value-type="float">
            <text:p>4571</text:p>
          </table:table-cell>
          <table:table-cell table:style-name="ce1" office:value-type="float" office:value="11.809" calcext:value-type="float">
            <text:p>11.809</text:p>
          </table:table-cell>
          <table:table-cell table:number-columns-repeated="2" table:style-name="ce1" office:value-type="float" office:value="9.98558" calcext:value-type="float">
            <text:p>9.985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style-name="ce1"/>
          <table:table-cell table:style-name="ce1" office:value-type="float" office:value="4671" calcext:value-type="float">
            <text:p>4671</text:p>
          </table:table-cell>
          <table:table-cell table:style-name="ce1" office:value-type="float" office:value="11.87989" calcext:value-type="float">
            <text:p>11.87989</text:p>
          </table:table-cell>
          <table:table-cell table:number-columns-repeated="2" table:style-name="ce1" office:value-type="float" office:value="10.05576" calcext:value-type="float">
            <text:p>10.055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"/>
          <table:table-cell table:style-name="ce1" office:value-type="float" office:value="4771" calcext:value-type="float">
            <text:p>4771</text:p>
          </table:table-cell>
          <table:table-cell table:style-name="ce1" office:value-type="float" office:value="11.94681" calcext:value-type="float">
            <text:p>11.94681</text:p>
          </table:table-cell>
          <table:table-cell table:number-columns-repeated="2" table:style-name="ce1" office:value-type="float" office:value="10.12295" calcext:value-type="float">
            <text:p>10.1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/>
          <table:table-cell table:style-name="ce1" office:value-type="float" office:value="4871" calcext:value-type="float">
            <text:p>4871</text:p>
          </table:table-cell>
          <table:table-cell table:style-name="ce1" office:value-type="float" office:value="12.00988" calcext:value-type="float">
            <text:p>12.00988</text:p>
          </table:table-cell>
          <table:table-cell table:number-columns-repeated="2" table:style-name="ce1" office:value-type="float" office:value="10.18747" calcext:value-type="float">
            <text:p>10.187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/>
          <table:table-cell table:style-name="ce1" office:value-type="float" office:value="4971" calcext:value-type="float">
            <text:p>4971</text:p>
          </table:table-cell>
          <table:table-cell table:style-name="ce1" office:value-type="float" office:value="12.06923" calcext:value-type="float">
            <text:p>12.06923</text:p>
          </table:table-cell>
          <table:table-cell table:number-columns-repeated="2" table:style-name="ce1" office:value-type="float" office:value="10.24963" calcext:value-type="float">
            <text:p>10.249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/>
          <table:table-cell table:style-name="ce1" office:value-type="float" office:value="5071" calcext:value-type="float">
            <text:p>5071</text:p>
          </table:table-cell>
          <table:table-cell table:style-name="ce1" office:value-type="float" office:value="12.12499" calcext:value-type="float">
            <text:p>12.12499</text:p>
          </table:table-cell>
          <table:table-cell table:number-columns-repeated="2" table:style-name="ce1" office:value-type="float" office:value="10.30975" calcext:value-type="float">
            <text:p>10.309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221.5" calcext:value-type="float">
            <text:p>1221.5</text:p>
          </table:table-cell>
          <table:table-cell table:style-name="ce1"/>
          <table:table-cell table:style-name="ce1" office:value-type="float" office:value="5149.5" calcext:value-type="float">
            <text:p>5149.5</text:p>
          </table:table-cell>
          <table:table-cell table:style-name="ce1" office:value-type="float" office:value="12.16633" calcext:value-type="float">
            <text:p>12.16633</text:p>
          </table:table-cell>
          <table:table-cell table:number-columns-repeated="2" table:style-name="ce1" office:value-type="float" office:value="10.35572" calcext:value-type="float">
            <text:p>10.355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23" calcext:value-type="float">
            <text:p>57823</text:p>
          </table:table-cell>
        </table:table-row>
        <table:table-row table:style-name="ro1">
          <table:table-cell table:style-name="ce1" office:value-type="float" office:value="1221.5" calcext:value-type="float">
            <text:p>1221.5</text:p>
          </table:table-cell>
          <table:table-cell table:style-name="ce1"/>
          <table:table-cell table:style-name="ce1" office:value-type="float" office:value="5149.5" calcext:value-type="float">
            <text:p>5149.5</text:p>
          </table:table-cell>
          <table:table-cell table:style-name="ce1" office:value-type="float" office:value="12.76361" calcext:value-type="float">
            <text:p>12.76361</text:p>
          </table:table-cell>
          <table:table-cell table:number-columns-repeated="2" table:style-name="ce1" office:value-type="float" office:value="11.02826" calcext:value-type="float">
            <text:p>11.02826</text:p>
          </table:table-cell>
          <table:table-cell table:number-columns-repeated="2" table:style-name="ce1" office:value-type="float" office:value="3.50431" calcext:value-type="float">
            <text:p>3.50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1217.1" calcext:value-type="float">
            <text:p>1217.1</text:p>
          </table:table-cell>
          <table:table-cell table:style-name="ce1"/>
          <table:table-cell table:style-name="ce1" office:value-type="float" office:value="5153.9" calcext:value-type="float">
            <text:p>5153.9</text:p>
          </table:table-cell>
          <table:table-cell table:style-name="ce1" office:value-type="float" office:value="12.76595" calcext:value-type="float">
            <text:p>12.76595</text:p>
          </table:table-cell>
          <table:table-cell table:number-columns-repeated="2" table:style-name="ce1" office:value-type="float" office:value="11.02994" calcext:value-type="float">
            <text:p>11.02994</text:p>
          </table:table-cell>
          <table:table-cell table:number-columns-repeated="2" table:style-name="ce1" office:value-type="float" office:value="3.50549" calcext:value-type="float">
            <text:p>3.505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/>
          <table:table-cell table:style-name="ce1" office:value-type="float" office:value="5171" calcext:value-type="float">
            <text:p>5171</text:p>
          </table:table-cell>
          <table:table-cell table:style-name="ce1" office:value-type="float" office:value="12.77495" calcext:value-type="float">
            <text:p>12.77495</text:p>
          </table:table-cell>
          <table:table-cell table:number-columns-repeated="2" table:style-name="ce1" office:value-type="float" office:value="11.03642" calcext:value-type="float">
            <text:p>11.03642</text:p>
          </table:table-cell>
          <table:table-cell table:number-columns-repeated="2" table:style-name="ce1" office:value-type="float" office:value="3.51002" calcext:value-type="float">
            <text:p>3.51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/>
          <table:table-cell table:style-name="ce1" office:value-type="float" office:value="5271" calcext:value-type="float">
            <text:p>5271</text:p>
          </table:table-cell>
          <table:table-cell table:style-name="ce1" office:value-type="float" office:value="12.82503" calcext:value-type="float">
            <text:p>12.82503</text:p>
          </table:table-cell>
          <table:table-cell table:number-columns-repeated="2" table:style-name="ce1" office:value-type="float" office:value="11.07249" calcext:value-type="float">
            <text:p>11.07249</text:p>
          </table:table-cell>
          <table:table-cell table:number-columns-repeated="2" table:style-name="ce1" office:value-type="float" office:value="3.53522" calcext:value-type="float">
            <text:p>3.53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" office:value-type="float" office:value="5371" calcext:value-type="float">
            <text:p>5371</text:p>
          </table:table-cell>
          <table:table-cell table:style-name="ce1" office:value-type="float" office:value="12.87076" calcext:value-type="float">
            <text:p>12.87076</text:p>
          </table:table-cell>
          <table:table-cell table:number-columns-repeated="2" table:style-name="ce1" office:value-type="float" office:value="11.10541" calcext:value-type="float">
            <text:p>11.10541</text:p>
          </table:table-cell>
          <table:table-cell table:number-columns-repeated="2" table:style-name="ce1" office:value-type="float" office:value="3.55823" calcext:value-type="float">
            <text:p>3.558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/>
          <table:table-cell table:style-name="ce1" office:value-type="float" office:value="5471" calcext:value-type="float">
            <text:p>5471</text:p>
          </table:table-cell>
          <table:table-cell table:style-name="ce1" office:value-type="float" office:value="12.91213" calcext:value-type="float">
            <text:p>12.91213</text:p>
          </table:table-cell>
          <table:table-cell table:number-columns-repeated="2" table:style-name="ce1" office:value-type="float" office:value="11.1352" calcext:value-type="float">
            <text:p>11.1352</text:p>
          </table:table-cell>
          <table:table-cell table:number-columns-repeated="2" table:style-name="ce1" office:value-type="float" office:value="3.57905" calcext:value-type="float">
            <text:p>3.579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/>
          <table:table-cell table:style-name="ce1" office:value-type="float" office:value="5571" calcext:value-type="float">
            <text:p>5571</text:p>
          </table:table-cell>
          <table:table-cell table:style-name="ce1" office:value-type="float" office:value="12.94914" calcext:value-type="float">
            <text:p>12.94914</text:p>
          </table:table-cell>
          <table:table-cell table:number-columns-repeated="2" table:style-name="ce1" office:value-type="float" office:value="11.16186" calcext:value-type="float">
            <text:p>11.16186</text:p>
          </table:table-cell>
          <table:table-cell table:number-columns-repeated="2" table:style-name="ce1" office:value-type="float" office:value="3.59767" calcext:value-type="float">
            <text:p>3.597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/>
          <table:table-cell table:style-name="ce1" office:value-type="float" office:value="5671" calcext:value-type="float">
            <text:p>5671</text:p>
          </table:table-cell>
          <table:table-cell table:style-name="ce1" office:value-type="float" office:value="12.98181" calcext:value-type="float">
            <text:p>12.98181</text:p>
          </table:table-cell>
          <table:table-cell table:number-columns-repeated="2" table:style-name="ce1" office:value-type="float" office:value="11.18537" calcext:value-type="float">
            <text:p>11.18537</text:p>
          </table:table-cell>
          <table:table-cell table:number-columns-repeated="2" table:style-name="ce1" office:value-type="float" office:value="3.61411" calcext:value-type="float">
            <text:p>3.614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/>
          <table:table-cell table:style-name="ce1" office:value-type="float" office:value="5771" calcext:value-type="float">
            <text:p>5771</text:p>
          </table:table-cell>
          <table:table-cell table:style-name="ce1" office:value-type="float" office:value="13.01011" calcext:value-type="float">
            <text:p>13.01011</text:p>
          </table:table-cell>
          <table:table-cell table:number-columns-repeated="2" table:style-name="ce1" office:value-type="float" office:value="11.20576" calcext:value-type="float">
            <text:p>11.20576</text:p>
          </table:table-cell>
          <table:table-cell table:number-columns-repeated="2" table:style-name="ce1" office:value-type="float" office:value="3.62835" calcext:value-type="float">
            <text:p>3.628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 table:style-name="ce1" office:value-type="float" office:value="5871" calcext:value-type="float">
            <text:p>5871</text:p>
          </table:table-cell>
          <table:table-cell table:style-name="ce1" office:value-type="float" office:value="13.03406" calcext:value-type="float">
            <text:p>13.03406</text:p>
          </table:table-cell>
          <table:table-cell table:number-columns-repeated="2" table:style-name="ce1" office:value-type="float" office:value="11.223" calcext:value-type="float">
            <text:p>11.223</text:p>
          </table:table-cell>
          <table:table-cell table:number-columns-repeated="2" table:style-name="ce1" office:value-type="float" office:value="3.64041" calcext:value-type="float">
            <text:p>3.640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5971" calcext:value-type="float">
            <text:p>5971</text:p>
          </table:table-cell>
          <table:table-cell table:style-name="ce1" office:value-type="float" office:value="13.05366" calcext:value-type="float">
            <text:p>13.05366</text:p>
          </table:table-cell>
          <table:table-cell table:number-columns-repeated="2" table:style-name="ce1" office:value-type="float" office:value="11.23711" calcext:value-type="float">
            <text:p>11.23711</text:p>
          </table:table-cell>
          <table:table-cell table:number-columns-repeated="2" table:style-name="ce1" office:value-type="float" office:value="3.65027" calcext:value-type="float">
            <text:p>3.650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1" office:value-type="float" office:value="6071" calcext:value-type="float">
            <text:p>6071</text:p>
          </table:table-cell>
          <table:table-cell table:style-name="ce1" office:value-type="float" office:value="13.0689" calcext:value-type="float">
            <text:p>13.0689</text:p>
          </table:table-cell>
          <table:table-cell table:number-columns-repeated="2" table:style-name="ce1" office:value-type="float" office:value="11.24809" calcext:value-type="float">
            <text:p>11.24809</text:p>
          </table:table-cell>
          <table:table-cell table:number-columns-repeated="2" table:style-name="ce1" office:value-type="float" office:value="3.65794" calcext:value-type="float">
            <text:p>3.65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/>
          <table:table-cell table:style-name="ce1" office:value-type="float" office:value="6171" calcext:value-type="float">
            <text:p>6171</text:p>
          </table:table-cell>
          <table:table-cell table:style-name="ce1" office:value-type="float" office:value="13.07979" calcext:value-type="float">
            <text:p>13.07979</text:p>
          </table:table-cell>
          <table:table-cell table:number-columns-repeated="2" table:style-name="ce1" office:value-type="float" office:value="11.25593" calcext:value-type="float">
            <text:p>11.25593</text:p>
          </table:table-cell>
          <table:table-cell table:number-columns-repeated="2" table:style-name="ce1" office:value-type="float" office:value="3.66342" calcext:value-type="float">
            <text:p>3.663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float" office:value="6271" calcext:value-type="float">
            <text:p>6271</text:p>
          </table:table-cell>
          <table:table-cell table:style-name="ce1" office:value-type="float" office:value="13.08632" calcext:value-type="float">
            <text:p>13.08632</text:p>
          </table:table-cell>
          <table:table-cell table:number-columns-repeated="2" table:style-name="ce1" office:value-type="float" office:value="11.26063" calcext:value-type="float">
            <text:p>11.26063</text:p>
          </table:table-cell>
          <table:table-cell table:number-columns-repeated="2" table:style-name="ce1" office:value-type="float" office:value="3.6667" calcext:value-type="float">
            <text:p>3.66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6371" calcext:value-type="float">
            <text:p>6371</text:p>
          </table:table-cell>
          <table:table-cell table:style-name="ce1" office:value-type="float" office:value="13.0885" calcext:value-type="float">
            <text:p>13.0885</text:p>
          </table:table-cell>
          <table:table-cell table:number-columns-repeated="2" table:style-name="ce1" office:value-type="float" office:value="11.2622" calcext:value-type="float">
            <text:p>11.2622</text:p>
          </table:table-cell>
          <table:table-cell table:number-columns-repeated="2" table:style-name="ce1" office:value-type="float" office:value="3.6678" calcext:value-type="float">
            <text:p>3.66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.6" calcext:value-type="float">
            <text:p>84.6</text:p>
          </table:table-cell>
          <table:table-cell table:style-name="ce1" office:value-type="float" office:value="1327.7" calcext:value-type="float">
            <text:p>1327.7</text:p>
          </table:table-cell>
        </table:table-row>
        <table:table-row table:style-name="ro1" table:number-rows-repeated="104837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89ea49ddacd9aa532507cbf852f2bb22b1ace28</meta:generator>
    <dc:date>2015-03-10T16:29:18.182826812</dc:date>
    <meta:document-statistic meta:table-count="1" meta:cell-count="2149" meta:object-count="0"/>
  </office:meta>
</office:document-meta>
</file>